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Heading_20_2">
      <style:paragraph-properties fo:margin-top="0cm" fo:margin-bottom="0.247cm" style:contextual-spacing="false" fo:line-height="115%"/>
    </style:style>
    <style:style style:name="P21" style:family="paragraph" style:parent-style-name="Quotations">
      <style:paragraph-properties fo:margin-top="0cm" fo:margin-bottom="0.247cm" style:contextual-spacing="false" fo:line-height="115%"/>
    </style:style>
    <style:style style:name="P22" style:family="paragraph" style:parent-style-name="Horizontal_20_Line">
      <style:paragraph-properties fo:margin-top="0cm" fo:margin-bottom="0.247cm" style:contextual-spacing="false" fo:line-height="115%"/>
    </style:style>
    <style:style style:name="P23" style:family="paragraph" style:parent-style-name="Heading_20_3">
      <style:paragraph-properties fo:margin-top="0cm" fo:margin-bottom="0.247cm" style:contextual-spacing="false" fo:line-height="115%"/>
    </style:style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Heading_20_4">
      <style:paragraph-properties fo:margin-top="0cm" fo:margin-bottom="0.247cm" style:contextual-spacing="false" fo:line-height="115%"/>
    </style:style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 style:list-style-name="L34"/>
    <style:style style:name="P40" style:family="paragraph" style:parent-style-name="Text_20_body" style:list-style-name="L35"/>
    <style:style style:name="P41" style:family="paragraph" style:parent-style-name="Text_20_body" style:list-style-name="L36"/>
    <style:style style:name="P42" style:family="paragraph" style:parent-style-name="Text_20_body" style:list-style-name="L37"/>
    <style:style style:name="P43" style:family="paragraph" style:parent-style-name="Text_20_body" style:list-style-name="L38"/>
    <style:style style:name="P44" style:family="paragraph" style:parent-style-name="Text_20_body" style:list-style-name="L39"/>
    <style:style style:name="P45" style:family="paragraph" style:parent-style-name="Text_20_body" style:list-style-name="L40"/>
    <style:style style:name="P46" style:family="paragraph" style:parent-style-name="Text_20_body" style:list-style-name="L41"/>
    <style:style style:name="P47" style:family="paragraph" style:parent-style-name="Text_20_body" style:list-style-name="L42"/>
    <style:style style:name="P48" style:family="paragraph" style:parent-style-name="Text_20_body" style:list-style-name="L43"/>
    <style:style style:name="P49" style:family="paragraph" style:parent-style-name="Text_20_body" style:list-style-name="L44"/>
    <style:style style:name="P50" style:family="paragraph" style:parent-style-name="Text_20_body" style:list-style-name="L45"/>
    <style:style style:name="P51" style:family="paragraph" style:parent-style-name="Text_20_body" style:list-style-name="L46"/>
    <style:style style:name="P52" style:family="paragraph" style:parent-style-name="Text_20_body" style:list-style-name="L47"/>
    <style:style style:name="P53" style:family="paragraph" style:parent-style-name="Text_20_body" style:list-style-name="L48"/>
    <style:style style:name="P54" style:family="paragraph" style:parent-style-name="Text_20_body" style:list-style-name="L49"/>
    <style:style style:name="P55" style:family="paragraph" style:parent-style-name="Text_20_body" style:list-style-name="L50"/>
    <style:style style:name="P56" style:family="paragraph" style:parent-style-name="Text_20_body" style:list-style-name="L51"/>
    <style:style style:name="P57" style:family="paragraph" style:parent-style-name="Text_20_body" style:list-style-name="L52"/>
    <style:style style:name="P58" style:family="paragraph" style:parent-style-name="Text_20_body" style:list-style-name="L53"/>
    <style:style style:name="P59" style:family="paragraph" style:parent-style-name="Text_20_body" style:list-style-name="L54"/>
    <style:style style:name="P60" style:family="paragraph" style:parent-style-name="Text_20_body" style:list-style-name="L55"/>
    <style:style style:name="P61" style:family="paragraph" style:parent-style-name="Text_20_body" style:list-style-name="L56"/>
    <style:style style:name="P62" style:family="paragraph" style:parent-style-name="Text_20_body" style:list-style-name="L57"/>
    <style:style style:name="P63" style:family="paragraph" style:parent-style-name="Text_20_body" style:list-style-name="L58"/>
    <style:style style:name="P64" style:family="paragraph" style:parent-style-name="Text_20_body" style:list-style-name="L59"/>
    <style:style style:name="P65" style:family="paragraph" style:parent-style-name="Text_20_body" style:list-style-name="L60"/>
    <style:style style:name="P66" style:family="paragraph" style:parent-style-name="Text_20_body" style:list-style-name="L61"/>
    <style:style style:name="P67" style:family="paragraph" style:parent-style-name="Text_20_body" style:list-style-name="L62"/>
    <style:style style:name="P68" style:family="paragraph" style:parent-style-name="Text_20_body" style:list-style-name="L63"/>
    <style:style style:name="P69" style:family="paragraph" style:parent-style-name="Text_20_body" style:list-style-name="L64"/>
    <style:style style:name="P70" style:family="paragraph" style:parent-style-name="Text_20_body" style:list-style-name="L65"/>
    <style:style style:name="P71" style:family="paragraph" style:parent-style-name="Text_20_body" style:list-style-name="L66"/>
    <style:style style:name="P72" style:family="paragraph" style:parent-style-name="Text_20_body" style:list-style-name="L67"/>
    <style:style style:name="P73" style:family="paragraph" style:parent-style-name="Text_20_body" style:list-style-name="L68"/>
    <style:style style:name="P74" style:family="paragraph" style:parent-style-name="Text_20_body" style:list-style-name="L69"/>
    <style:style style:name="P75" style:family="paragraph" style:parent-style-name="Text_20_body" style:list-style-name="L70"/>
    <style:style style:name="P76" style:family="paragraph" style:parent-style-name="Text_20_body" style:list-style-name="L71"/>
    <style:style style:name="P77" style:family="paragraph" style:parent-style-name="Text_20_body" style:list-style-name="L72"/>
    <style:style style:name="P78" style:family="paragraph" style:parent-style-name="Text_20_body" style:list-style-name="L73"/>
    <style:style style:name="P79" style:family="paragraph" style:parent-style-name="Text_20_body" style:list-style-name="L74"/>
    <style:style style:name="P80" style:family="paragraph" style:parent-style-name="Text_20_body" style:list-style-name="L75"/>
    <style:style style:name="P81" style:family="paragraph" style:parent-style-name="Text_20_body" style:list-style-name="L76"/>
    <style:style style:name="P82" style:family="paragraph" style:parent-style-name="Text_20_body" style:list-style-name="L77"/>
    <style:style style:name="P83" style:family="paragraph" style:parent-style-name="Text_20_body" style:list-style-name="L78"/>
    <style:style style:name="P84" style:family="paragraph" style:parent-style-name="Text_20_body" style:list-style-name="L79"/>
    <style:style style:name="P85" style:family="paragraph" style:parent-style-name="Text_20_body" style:list-style-name="L80"/>
    <style:style style:name="P86" style:family="paragraph" style:parent-style-name="Text_20_body" style:list-style-name="L81"/>
    <style:style style:name="P87" style:family="paragraph" style:parent-style-name="Text_20_body" style:list-style-name="L82"/>
    <style:style style:name="P88" style:family="paragraph" style:parent-style-name="Text_20_body" style:list-style-name="L83"/>
    <style:style style:name="P89" style:family="paragraph" style:parent-style-name="Text_20_body" style:list-style-name="L84"/>
    <style:style style:name="P90" style:family="paragraph" style:parent-style-name="Text_20_body" style:list-style-name="L85"/>
    <style:style style:name="P91" style:family="paragraph" style:parent-style-name="Text_20_body" style:list-style-name="L86"/>
    <style:style style:name="P92" style:family="paragraph" style:parent-style-name="Text_20_body" style:list-style-name="L87"/>
    <style:style style:name="P93" style:family="paragraph" style:parent-style-name="Text_20_body" style:list-style-name="L88"/>
    <style:style style:name="P94" style:family="paragraph" style:parent-style-name="Text_20_body" style:list-style-name="L89"/>
    <style:style style:name="P95" style:family="paragraph" style:parent-style-name="Text_20_body" style:list-style-name="L90"/>
    <style:style style:name="P96" style:family="paragraph" style:parent-style-name="Text_20_body" style:list-style-name="L91"/>
    <style:style style:name="P97" style:family="paragraph" style:parent-style-name="Text_20_body" style:list-style-name="L92"/>
    <style:style style:name="P98" style:family="paragraph" style:parent-style-name="Text_20_body" style:list-style-name="L93"/>
    <style:style style:name="P99" style:family="paragraph" style:parent-style-name="Text_20_body" style:list-style-name="L94"/>
    <style:style style:name="P100" style:family="paragraph" style:parent-style-name="Text_20_body" style:list-style-name="L95"/>
    <style:style style:name="P101" style:family="paragraph" style:parent-style-name="Text_20_body" style:list-style-name="L96"/>
    <style:style style:name="P102" style:family="paragraph" style:parent-style-name="Text_20_body" style:list-style-name="L97"/>
    <style:style style:name="P103" style:family="paragraph" style:parent-style-name="Text_20_body" style:list-style-name="L98"/>
    <style:style style:name="P104" style:family="paragraph" style:parent-style-name="Text_20_body" style:list-style-name="L99"/>
    <style:style style:name="P105" style:family="paragraph" style:parent-style-name="Text_20_body" style:list-style-name="L100"/>
    <style:style style:name="P106" style:family="paragraph" style:parent-style-name="Text_20_body" style:list-style-name="L101"/>
    <style:style style:name="P107" style:family="paragraph" style:parent-style-name="Text_20_body" style:list-style-name="L102"/>
    <style:style style:name="P108" style:family="paragraph" style:parent-style-name="Text_20_body" style:list-style-name="L103"/>
    <style:style style:name="P109" style:family="paragraph" style:parent-style-name="Text_20_body" style:list-style-name="L104"/>
    <style:style style:name="P110" style:family="paragraph" style:parent-style-name="Text_20_body" style:list-style-name="L105"/>
    <style:style style:name="P111" style:family="paragraph" style:parent-style-name="Text_20_body" style:list-style-name="L106"/>
    <style:style style:name="P112" style:family="paragraph" style:parent-style-name="Text_20_body" style:list-style-name="L107"/>
    <style:style style:name="P113" style:family="paragraph" style:parent-style-name="Text_20_body" style:list-style-name="L108"/>
    <style:style style:name="P114" style:family="paragraph" style:parent-style-name="Text_20_body" style:list-style-name="L109"/>
    <style:style style:name="P115" style:family="paragraph" style:parent-style-name="Text_20_body" style:list-style-name="L110"/>
    <style:style style:name="P116" style:family="paragraph" style:parent-style-name="Text_20_body" style:list-style-name="L111"/>
    <style:style style:name="P117" style:family="paragraph" style:parent-style-name="Text_20_body" style:list-style-name="L112"/>
    <style:style style:name="P118" style:family="paragraph" style:parent-style-name="Text_20_body" style:list-style-name="L113"/>
    <style:style style:name="P119" style:family="paragraph" style:parent-style-name="Text_20_body" style:list-style-name="L114"/>
    <style:style style:name="P120" style:family="paragraph" style:parent-style-name="Text_20_body" style:list-style-name="L115"/>
    <style:style style:name="P121" style:family="paragraph" style:parent-style-name="Text_20_body" style:list-style-name="L116"/>
    <style:style style:name="P122" style:family="paragraph" style:parent-style-name="Text_20_body" style:list-style-name="L117"/>
    <style:style style:name="P123" style:family="paragraph" style:parent-style-name="Text_20_body" style:list-style-name="L118"/>
    <style:style style:name="P124" style:family="paragraph" style:parent-style-name="Text_20_body" style:list-style-name="L119"/>
    <style:style style:name="P125" style:family="paragraph" style:parent-style-name="Quotations" style:list-style-name="L120">
      <style:paragraph-properties fo:margin-top="0cm" fo:margin-bottom="0.247cm" style:contextual-spacing="false" fo:line-height="115%"/>
    </style:style>
    <style:style style:name="P126" style:family="paragraph" style:parent-style-name="Text_20_body" style:list-style-name="L121"/>
    <style:style style:name="P127" style:family="paragraph" style:parent-style-name="Text_20_body" style:list-style-name="L122"/>
    <style:style style:name="P128" style:family="paragraph" style:parent-style-name="Text_20_body" style:list-style-name="L123"/>
    <style:style style:name="P129" style:family="paragraph" style:parent-style-name="Text_20_body" style:list-style-name="L124"/>
    <style:style style:name="P130" style:family="paragraph" style:parent-style-name="Text_20_body" style:list-style-name="L125"/>
    <style:style style:name="P131" style:family="paragraph" style:parent-style-name="Text_20_body" style:list-style-name="L126"/>
    <style:style style:name="P132" style:family="paragraph" style:parent-style-name="Text_20_body" style:list-style-name="L127"/>
    <style:style style:name="P133" style:family="paragraph" style:parent-style-name="Text_20_body" style:list-style-name="L128"/>
    <style:style style:name="P134" style:family="paragraph" style:parent-style-name="Preformatted_20_Text">
      <style:paragraph-properties fo:margin-top="0cm" fo:margin-bottom="0.247cm" style:contextual-spacing="false" fo:line-height="115%"/>
    </style:style>
    <style:style style:name="P135" style:family="paragraph" style:parent-style-name="Text_20_body" style:list-style-name="L129"/>
    <style:style style:name="P136" style:family="paragraph" style:parent-style-name="Text_20_body" style:list-style-name="L130"/>
    <style:style style:name="P137" style:family="paragraph" style:parent-style-name="Text_20_body" style:list-style-name="L131"/>
    <style:style style:name="P138" style:family="paragraph" style:parent-style-name="Text_20_body" style:list-style-name="L13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YNTHARA — SINGLE SOURCE OF TRUTH (SSOT)</text:h>
      <text:h text:style-name="Heading_20_2" text:outline-level="2">Етап 1/5 — Візія, ролі, принципи, продуктова модель (без технічних деталей)</text:h>
      <text:p text:style-name="Quotations"><text:span text:style-name="Strong_20_Emphasis">Статус документу:</text:span> SSOT v1.0<text:line-break/><text:span text:style-name="Strong_20_Emphasis">Призначення:</text:span> внутрішній документ для розробки (Codex prompts), продуктового дизайну, бізнес-логіки та комунікації з партнерами/інвесторами.<text:line-break/><text:span text:style-name="Strong_20_Emphasis">Правило:</text:span> якщо щось не описано тут — воно НЕ вважається погодженим і НЕ має потрапляти в реалізацію без оновлення SSOT.</text:p>
      <text:p text:style-name="Horizontal_20_Line"/>
      <text:h text:style-name="Heading_20_2" text:outline-level="2">1) Що таке Synthara (коротко і точно)</text:h>
      <text:p text:style-name="Text_20_body"><text:span text:style-name="Strong_20_Emphasis">Synthara</text:span> — це інфраструктурна платформа для <text:span text:style-name="Strong_20_Emphasis">AI-персон (AI-інфлюенсерів)</text:span>, де основним активом є <text:span text:style-name="Strong_20_Emphasis">LoRA-модель</text:span> (та її версії), а не “контент”.<text:line-break/>Платформа з’єднує 4 шари в один продукт:</text:p>
      <text:list text:style-name="L1">
        <text:list-item>
          <text:p text:style-name="P1"><text:span text:style-name="Strong_20_Emphasis">Identity Layer</text:span> — профіль/анкета AI-моделі як публічний “живий” персонаж</text:p>
        </text:list-item>
        <text:list-item>
          <text:p text:style-name="P1"><text:span text:style-name="Strong_20_Emphasis">LoRA Bank Layer</text:span> — паспорт LoRA, версії, правила використання, доступ</text:p>
        </text:list-item>
        <text:list-item>
          <text:p text:style-name="P1"><text:span text:style-name="Strong_20_Emphasis">Ownership &amp; Access Layer</text:span> — права/доступ через NFT (Diamond/Gold)</text:p>
        </text:list-item>
        <text:list-item>
          <text:p text:style-name="P1"><text:span text:style-name="Strong_20_Emphasis">Game Layer</text:span> — ігрова взаємодія фанів з моделлю (Only Durak як базовий сценарій) + NFT-нагороди</text:p>
        </text:list-item>
      </text:list>
      <text:p text:style-name="Text_20_body"><text:span text:style-name="Strong_20_Emphasis">Ключова теза:</text:span></text:p>
      <text:p text:style-name="Quotations">LoRA ≠ файл. LoRA = актив + паспорт + права + економіка.</text:p>
      <text:p text:style-name="Horizontal_20_Line"/>
      <text:h text:style-name="Heading_20_2" text:outline-level="2">2) Чим Synthara НЕ є (щоб уникнути неправильних реалізацій)</text:h>
      <text:p text:style-name="Text_20_body">Synthara <text:span text:style-name="Strong_20_Emphasis">не</text:span> є:</text:p>
      <text:list text:style-name="L2">
        <text:list-item>
          <text:p text:style-name="P2"><text:span text:style-name="Strong_20_Emphasis">Fanvue/OnlyFans 2.0</text:span> (контент-сабскрипція як продукт)</text:p>
        </text:list-item>
        <text:list-item>
          <text:p text:style-name="P2"><text:span text:style-name="Strong_20_Emphasis">генератор зображень</text:span> як основна цінність (генерація може бути пізніше, але не ядро)</text:p>
        </text:list-item>
        <text:list-item>
          <text:p text:style-name="P2"><text:span text:style-name="Strong_20_Emphasis">NFT-маркетплейс лотів</text:span> (типу OpenSea clone)</text:p>
        </text:list-item>
      </text:list>
      <text:p text:style-name="Text_20_body">Synthara <text:span text:style-name="Strong_20_Emphasis">є</text:span>:</text:p>
      <text:list text:style-name="L3">
        <text:list-item>
          <text:p text:style-name="P3">“<text:span text:style-name="Strong_20_Emphasis">будинок</text:span>” для AI-персони та її LoRA-активів</text:p>
        </text:list-item>
        <text:list-item>
          <text:p text:style-name="P3">місце, де права на LoRA/персону можуть бути <text:span text:style-name="Strong_20_Emphasis">оформлені, передані, монетизовані</text:span></text:p>
        </text:list-item>
        <text:list-item>
          <text:p text:style-name="P3"><text:soft-page-break/>екосистема, де <text:span text:style-name="Strong_20_Emphasis">Gold NFT</text:span> створює життя/ретеншн, а <text:span text:style-name="Strong_20_Emphasis">Diamond NFT</text:span> — капітальний актив/exit</text:p>
        </text:list-item>
      </text:list>
      <text:p text:style-name="Horizontal_20_Line"/>
      <text:h text:style-name="Heading_20_2" text:outline-level="2">3) Основні сутності продукту (продуктова модель)</text:h>
      <text:h text:style-name="Heading_20_3" text:outline-level="3">3.1 AI Model (AI-Персона / Профіль)</text:h>
      <text:p text:style-name="Text_20_body">Публічна сутність на платформі: стиль, історія, образ, соціальні посилання, галереї, ігрова активність.</text:p>
      <text:h text:style-name="Heading_20_3" text:outline-level="3">3.2 LoRA Asset (LoRA як актив)</text:h>
      <text:p text:style-name="Text_20_body">Це не просто “вага”. Це:</text:p>
      <text:list text:style-name="L4">
        <text:list-item>
          <text:p text:style-name="P4">версії (v1, v2, v3…)</text:p>
        </text:list-item>
        <text:list-item>
          <text:p text:style-name="P4">паспорт (метадані, правила, хеш)</text:p>
        </text:list-item>
        <text:list-item>
          <text:p text:style-name="P4">режим доступу (public/private/NFT-gated)</text:p>
        </text:list-item>
      </text:list>
      <text:h text:style-name="Heading_20_3" text:outline-level="3">3.3 NFT Layers</text:h>
      <text:list text:style-name="L5">
        <text:list-item>
          <text:p text:style-name="P5"><text:span text:style-name="Strong_20_Emphasis">Diamond NFT</text:span> — право власності (ownership)</text:p>
        </text:list-item>
        <text:list-item>
          <text:p text:style-name="P5"><text:span text:style-name="Strong_20_Emphasis">Gold NFT</text:span> — участь/доступ/статус (membership utility)</text:p>
        </text:list-item>
        <text:list-item>
          <text:p text:style-name="P5"><text:span text:style-name="Strong_20_Emphasis">Game NFTs</text:span> — нагороди (джокери/карти/сети)</text:p>
        </text:list-item>
      </text:list>
      <text:h text:style-name="Heading_20_3" text:outline-level="3">3.4 Game Layer</text:h>
      <text:p text:style-name="Text_20_body">Ігри створюють петлі повернення (retention loops).<text:line-break/>Only Durak — “соціальний магніт” і економічний двигун через NFT.</text:p>
      <text:p text:style-name="Horizontal_20_Line"/>
      <text:h text:style-name="Heading_20_2" text:outline-level="2">4) Ролі в екосистемі</text:h>
      <text:h text:style-name="Heading_20_3" text:outline-level="3">4.1 Creator (Креатор / AI-Producer)</text:h>
      <text:p text:style-name="Text_20_body">Створює та розвиває AI-персону:</text:p>
      <text:list text:style-name="L6">
        <text:list-item>
          <text:p text:style-name="P6">формує профіль</text:p>
        </text:list-item>
        <text:list-item>
          <text:p text:style-name="P6">додає LoRA-версії та паспорт</text:p>
        </text:list-item>
        <text:list-item>
          <text:p text:style-name="P6">запускає Gold-колекції</text:p>
        </text:list-item>
        <text:list-item>
          <text:p text:style-name="P6">керує івентами/дропами/ігровими активностями</text:p>
        </text:list-item>
      </text:list>
      <text:p text:style-name="Quotations">Creator не обов’язково “та сама дівчина”. Це може бути студія, дизайнер, агенція.</text:p>
      <text:h text:style-name="Heading_20_3" text:outline-level="3"><text:soft-page-break/>4.2 Owner (Diamond Owner)</text:h>
      <text:p text:style-name="Text_20_body">Власник прав на AI-персону/LoRA (може збігатись з Creator або бути інвестором/покупцем).<text:line-break/>Owner = “лейбл/власник активу”, Creator = “виробник/автор”.</text:p>
      <text:h text:style-name="Heading_20_3" text:outline-level="3">4.3 Fan / Player (Фан / Гравець)</text:h>
      <text:list text:style-name="L7">
        <text:list-item>
          <text:p text:style-name="P7">підписується на моделі</text:p>
        </text:list-item>
        <text:list-item>
          <text:p text:style-name="P7">купує/отримує Gold NFT</text:p>
        </text:list-item>
        <text:list-item>
          <text:p text:style-name="P7">грає, колекціонує, підвищує статус</text:p>
        </text:list-item>
        <text:list-item>
          <text:p text:style-name="P7">може заробляти на вторинному ринку (якщо дозволено)</text:p>
        </text:list-item>
      </text:list>
      <text:h text:style-name="Heading_20_3" text:outline-level="3">4.4 Collector / Dev / Studio (опційно)</text:h>
      <text:p text:style-name="Text_20_body">Цікавиться LoRA як утилітарним активом (за ліцензією).</text:p>
      <text:p text:style-name="Horizontal_20_Line"/>
      <text:h text:style-name="Heading_20_2" text:outline-level="2">5) Головний UX-принцип: “Marketplace — це стан профілю”</text:h>
      <text:p text:style-name="Text_20_body"><text:span text:style-name="Strong_20_Emphasis">Важливе правило SSOT:</text:span><text:line-break/><text:span text:style-name="Strong_20_Emphasis">У Synthara немає окремої вкладки “Marketplace” як основного екрану.</text:span></text:p>
      <text:p text:style-name="Text_20_body">Продаж/аукціон/пропозиції — <text:span text:style-name="Strong_20_Emphasis">всередині профілю</text:span> AI-моделі через блоки:</text:p>
      <text:list text:style-name="L8">
        <text:list-item>
          <text:p text:style-name="P8"><text:span text:style-name="Strong_20_Emphasis">Ownership / Sale Status</text:span> (Diamond)</text:p>
        </text:list-item>
        <text:list-item>
          <text:p text:style-name="P8"><text:span text:style-name="Strong_20_Emphasis">Gold Access / Gold Drops</text:span> (Gold)</text:p>
        </text:list-item>
      </text:list>
      <text:p text:style-name="Text_20_body">Discovery (пошук “що купити”) відбувається через:</text:p>
      <text:list text:style-name="L9">
        <text:list-item>
          <text:p text:style-name="P9">Home</text:p>
        </text:list-item>
        <text:list-item>
          <text:p text:style-name="P9">Explore/Filters (“Available for Sale”, “Live Auctions”, “Gold Drops Live”)<text:line-break/>але клік завжди веде в <text:span text:style-name="Strong_20_Emphasis">Profile</text:span>, не в “лот”.</text:p>
        </text:list-item>
      </text:list>
      <text:p text:style-name="Horizontal_20_Line"/>
      <text:h text:style-name="Heading_20_2" text:outline-level="2">6) NFT-логіка верхнього рівня (без контрактів, лише продукт)</text:h>
      <text:h text:style-name="Heading_20_3" text:outline-level="3">6.1 Diamond NFT (Ownership)</text:h>
      <text:list text:style-name="L10">
        <text:list-item>
          <text:p text:style-name="P10">1 шт на модель / або визначена схема власності</text:p>
        </text:list-item>
        <text:list-item>
          <text:p text:style-name="P10">передає “право власності” згідно паспорту/ліцензії</text:p>
        </text:list-item>
        <text:list-item>
          <text:p text:style-name="P10">використовується рідко (exit/угоди/студії)</text:p>
        </text:list-item>
      </text:list>
      <text:h text:style-name="Heading_20_3" text:outline-level="3"><text:soft-page-break/>6.2 Gold NFT (Mass Adoption)</text:h>
      <text:p text:style-name="Text_20_body"><text:span text:style-name="Strong_20_Emphasis">Gold NFT — ядро монетизації і ретеншну.</text:span><text:line-break/>Він:</text:p>
      <text:list text:style-name="L11">
        <text:list-item>
          <text:p text:style-name="P11">не дає ownership</text:p>
        </text:list-item>
        <text:list-item>
          <text:p text:style-name="P11">дає “бути всередині” екосистеми моделі</text:p>
        </text:list-item>
        <text:list-item>
          <text:p text:style-name="P11">відкриває доступ/ігри/івенти/статус/майбутні дропи</text:p>
        </text:list-item>
      </text:list>
      <text:p text:style-name="Text_20_body">Формула:</text:p>
      <text:p text:style-name="Quotations">Diamond = капітал<text:line-break/>Gold = кровообіг</text:p>
      <text:h text:style-name="Heading_20_3" text:outline-level="3">6.3 Game NFTs</text:h>
      <text:p text:style-name="Text_20_body">NFT нагороди за участь:</text:p>
      <text:list text:style-name="L12">
        <text:list-item>
          <text:p text:style-name="P12">джокери (red/black)</text:p>
        </text:list-item>
        <text:list-item>
          <text:p text:style-name="P12">колекційні карти</text:p>
        </text:list-item>
        <text:list-item>
          <text:p text:style-name="P12">сет-механіки</text:p>
        </text:list-item>
        <text:list-item>
          <text:p text:style-name="P12">можуть давати perks/boosts</text:p>
        </text:list-item>
      </text:list>
      <text:p text:style-name="Horizontal_20_Line"/>
      <text:h text:style-name="Heading_20_2" text:outline-level="2">7) Game Layer: Only Durak як базовий сценарій</text:h>
      <text:p text:style-name="Text_20_body"><text:span text:style-name="Strong_20_Emphasis">Концепція:</text:span> фан не просто “дивиться”, він <text:span text:style-name="Strong_20_Emphasis">грає</text:span> з моделлю/за модель.<text:line-break/>Only Durak працює як:</text:p>
      <text:list text:style-name="L13">
        <text:list-item>
          <text:p text:style-name="P13">соціальний магніт</text:p>
        </text:list-item>
        <text:list-item>
          <text:p text:style-name="P13">доказ залученості</text:p>
        </text:list-item>
        <text:list-item>
          <text:p text:style-name="P13">механіка чесного отримання NFT (не “просто купив”)</text:p>
        </text:list-item>
      </text:list>
      <text:p text:style-name="Text_20_body"><text:span text:style-name="Strong_20_Emphasis">Базова кімната (3 гравці):</text:span></text:p>
      <text:list text:style-name="L14">
        <text:list-item>
          <text:p text:style-name="P14">1 модель (персонаж)</text:p>
        </text:list-item>
        <text:list-item>
          <text:p text:style-name="P14">2 фанати</text:p>
        </text:list-item>
        <text:list-item>
          <text:p text:style-name="P14">сесія = 5 ігор</text:p>
        </text:list-item>
        <text:list-item>
          <text:p text:style-name="P14">якщо фан 2 рази підряд “ставить дурака” моделі → отримує <text:span text:style-name="Strong_20_Emphasis">Red Joker</text:span></text:p>
        </text:list-item>
        <text:list-item>
          <text:p text:style-name="P14">далі йде гра за <text:span text:style-name="Strong_20_Emphasis">Black Joker</text:span> (його може виграти будь-хто)</text:p>
        </text:list-item>
        <text:list-item>
          <text:p text:style-name="P14">після матчу можливий <text:span text:style-name="Strong_20_Emphasis">обмін NFT</text:span> між фанами (для збирання сету)</text:p>
        </text:list-item>
      </text:list>
      <text:p text:style-name="Horizontal_20_Line"/>
      <text:h text:style-name="Heading_20_2" text:outline-level="2"><text:soft-page-break/>8) Навіщо людям це потрібно (цінність)</text:h>
      <text:h text:style-name="Heading_20_3" text:outline-level="3">Для Creator</text:h>
      <text:list text:style-name="L15">
        <text:list-item>
          <text:p text:style-name="P15">створює довгостроковий актив (LoRA + персона)</text:p>
        </text:list-item>
        <text:list-item>
          <text:p text:style-name="P15">монетизація без продажу “тіла”</text:p>
        </text:list-item>
        <text:list-item>
          <text:p text:style-name="P15">ретеншн фанів через ігри/дропи/версії LoRA</text:p>
        </text:list-item>
        <text:list-item>
          <text:p text:style-name="P15">можливість exit через Diamond</text:p>
        </text:list-item>
      </text:list>
      <text:h text:style-name="Heading_20_3" text:outline-level="3">Для Fan</text:h>
      <text:list text:style-name="L16">
        <text:list-item>
          <text:p text:style-name="P16">статус і доступ</text:p>
        </text:list-item>
        <text:list-item>
          <text:p text:style-name="P16">участь у “житті” моделі</text:p>
        </text:list-item>
        <text:list-item>
          <text:p text:style-name="P16">ігри, дропи, колекціонування</text:p>
        </text:list-item>
        <text:list-item>
          <text:p text:style-name="P16">шанс зібрати сет/отримати рідкісні NFT</text:p>
        </text:list-item>
      </text:list>
      <text:h text:style-name="Heading_20_3" text:outline-level="3">Для Owner/інвестора</text:h>
      <text:list text:style-name="L17">
        <text:list-item>
          <text:p text:style-name="P17">контроль активу</text:p>
        </text:list-item>
        <text:list-item>
          <text:p text:style-name="P17">роялті / вторинні продажі</text:p>
        </text:list-item>
        <text:list-item>
          <text:p text:style-name="P17">масштабування персонажа як бренду</text:p>
        </text:list-item>
      </text:list>
      <text:p text:style-name="Horizontal_20_Line"/>
      <text:h text:style-name="Heading_20_2" text:outline-level="2">9) Стандарт термінів (щоб Codex не плутав)</text:h>
      <text:list text:style-name="L18">
        <text:list-item>
          <text:p text:style-name="P18"><text:span text:style-name="Strong_20_Emphasis">AI Model / Persona</text:span> — профіль персонажа</text:p>
        </text:list-item>
        <text:list-item>
          <text:p text:style-name="P18"><text:span text:style-name="Strong_20_Emphasis">LoRA Asset</text:span> — LoRA як актив з паспортом і версіями</text:p>
        </text:list-item>
        <text:list-item>
          <text:p text:style-name="P18"><text:span text:style-name="Strong_20_Emphasis">Passport</text:span> — метадані/правила/хеш/версії/ліцензія</text:p>
        </text:list-item>
        <text:list-item>
          <text:p text:style-name="P18"><text:span text:style-name="Strong_20_Emphasis">Diamond NFT</text:span> — ownership</text:p>
        </text:list-item>
        <text:list-item>
          <text:p text:style-name="P18"><text:span text:style-name="Strong_20_Emphasis">Gold NFT</text:span> — access + membership + perks</text:p>
        </text:list-item>
        <text:list-item>
          <text:p text:style-name="P18"><text:span text:style-name="Strong_20_Emphasis">Game NFTs</text:span> — нагороди (джокери/карти/сети)</text:p>
        </text:list-item>
        <text:list-item>
          <text:p text:style-name="P18"><text:span text:style-name="Strong_20_Emphasis">Marketplace</text:span> — це <text:span text:style-name="Emphasis">state</text:span> профілю, не окремий екран</text:p>
        </text:list-item>
      </text:list>
      <text:p text:style-name="Horizontal_20_Line"/>
      <text:h text:style-name="Heading_20_2" text:outline-level="2">10) Межі MVP (щоб не “роздувало”)</text:h>
      <text:p text:style-name="Text_20_body">У MVP:</text:p>
      <text:list text:style-name="L19">
        <text:list-item>
          <text:p text:style-name="P19">реєстрація/логін (Web2 + Web3)</text:p>
        </text:list-item>
        <text:list-item>
          <text:p text:style-name="P19">профілі моделей + анкета</text:p>
        </text:list-item>
        <text:list-item>
          <text:p text:style-name="P19">LoRA passport як записи (без важкої GPU-інфри)</text:p>
        </text:list-item>
        <text:list-item>
          <text:p text:style-name="P19"><text:soft-page-break/>NFT-логіка read-only або мінімальний mint (залежно від етапу)</text:p>
        </text:list-item>
        <text:list-item>
          <text:p text:style-name="P19">Only Durak може стартувати як “preview/coming soon” або базовий лобі-флоу</text:p>
        </text:list-item>
      </text:list>
      <text:p text:style-name="Text_20_body">Генерація зображень “всередині платформи” — <text:span text:style-name="Strong_20_Emphasis">не обов’язково в MVP</text:span>.</text:p>
      <text:p text:style-name="Horizontal_20_Line"/>
      <text:p text:style-name="Text_20_body"/>
      <text:h text:style-name="P20" text:outline-level="2">Етап 2/5 — Web3 Auth, профілі (анкети), структура даних, стани доступу, модулі (точно і без “додумувань”)</text:h>
      <text:p text:style-name="P21"><text:span text:style-name="Strong_20_Emphasis">Правило SSOT:</text:span> все, що описано нижче, вважається “джерелом правди” для Codex/бекенду/фронтенду.<text:line-break/>Якщо щось треба змінити — ми змінюємо SSOT і тільки тоді реалізуємо.</text:p>
      <text:p text:style-name="P22"/>
      <text:h text:style-name="P20" text:outline-level="2">1) Ідентифікація користувача та логін</text:h>
      <text:h text:style-name="P23" text:outline-level="3">1.1 Підтримувані способи входу</text:h>
      <text:p text:style-name="Text_20_body"><text:span text:style-name="Strong_20_Emphasis">Web2</text:span></text:p>
      <text:list text:style-name="L20">
        <text:list-item>
          <text:p text:style-name="P24">Email + password (або magic link — опційно, але не обовʼязково в MVP)</text:p>
        </text:list-item>
      </text:list>
      <text:p text:style-name="Text_20_body"><text:span text:style-name="Strong_20_Emphasis">Web3</text:span></text:p>
      <text:list text:style-name="L21">
        <text:list-item>
          <text:p text:style-name="P25">WalletConnect / MetaMask (EVM)</text:p>
        </text:list-item>
        <text:list-item>
          <text:p text:style-name="P25">Вхід через підпис повідомлення (Sign-In With Ethereum pattern)</text:p>
        </text:list-item>
      </text:list>
      <text:h text:style-name="P23" text:outline-level="3">1.2 Як система бачить користувача (канонічна модель)</text:h>
      <text:p text:style-name="Text_20_body">В Synthara існує <text:span text:style-name="Strong_20_Emphasis">одна сутність User</text:span>, до якої можуть бути прив’язані:</text:p>
      <text:list text:style-name="L22">
        <text:list-item>
          <text:p text:style-name="P26">0..N email-акаунтів (зазвичай 1)</text:p>
        </text:list-item>
        <text:list-item>
          <text:p text:style-name="P26">0..N wallet addresses</text:p>
        </text:list-item>
      </text:list>
      <text:p text:style-name="Text_20_body"><text:span text:style-name="Strong_20_Emphasis">Важливо:</text:span> один користувач може мати <text:span text:style-name="Strong_20_Emphasis">і email, і wallet</text:span> в одному акаунті.</text:p>
      <text:h text:style-name="P23" text:outline-level="3">1.3 Правила зв’язування (linking)</text:h>
      <text:list text:style-name="L23">
        <text:list-item>
          <text:p text:style-name="P27">Якщо користувач увійшов через email → може “прикріпити гаманець”</text:p>
        </text:list-item>
        <text:list-item>
          <text:p text:style-name="P27">Якщо користувач увійшов через wallet → може “прикріпити email”</text:p>
        </text:list-item>
        <text:list-item>
          <text:p text:style-name="P27">Якщо wallet вже прив’язаний до іншого User → заборона (потрібен un-link flow у майбутньому; в MVP — просто блок)</text:p>
        </text:list-item>
      </text:list>
      <text:h text:style-name="P23" text:outline-level="3">1.4 Сесії та авторизація</text:h>
      <text:list text:style-name="L24">
        <text:list-item>
          <text:p text:style-name="P28">Web2: JWT / session cookie (залежить від стеку, але логіка така)</text:p>
        </text:list-item>
        <text:list-item>
          <text:p text:style-name="P28">Web3: після підпису видається session token (JWT), який зберігає <text:span text:style-name="Strong_20_Emphasis">primary wallet address</text:span> та userId</text:p>
        </text:list-item>
        <text:list-item>
          <text:p text:style-name="P28"><text:soft-page-break/><text:span text:style-name="Strong_20_Emphasis">Перевірка NFT</text:span> виконується:</text:p>
          <text:list>
            <text:list-item>
              <text:p text:style-name="P28">або “на льоту” при кожному запиті (read-only check)</text:p>
            </text:list-item>
            <text:list-item>
              <text:p text:style-name="P28">або кешується в <text:span text:style-name="Source_20_Text">UserEntitlements</text:span> (рекомендовано для UX)</text:p>
            </text:list-item>
          </text:list>
        </text:list-item>
      </text:list>
      <text:p text:style-name="P22"/>
      <text:h text:style-name="P20" text:outline-level="2">2) Ролі та режим використання (User Roles)</text:h>
      <text:h text:style-name="P23" text:outline-level="3">2.1 Ролі (може бути кілька одночасно)</text:h>
      <text:list text:style-name="L25">
        <text:list-item>
          <text:p text:style-name="P29"><text:span text:style-name="Source_20_Text">CREATOR</text:span> — створює/керує AI-моделями</text:p>
        </text:list-item>
        <text:list-item>
          <text:p text:style-name="P29"><text:span text:style-name="Source_20_Text">FAN</text:span> — купує Gold, грає, колекціонує</text:p>
        </text:list-item>
        <text:list-item>
          <text:p text:style-name="P29"><text:span text:style-name="Source_20_Text">OWNER</text:span> — власник Diamond (може збігатися з Creator)</text:p>
        </text:list-item>
      </text:list>
      <text:p text:style-name="Text_20_body"><text:span text:style-name="Strong_20_Emphasis">Правило:</text:span> користувач може бути <text:span text:style-name="Source_20_Text">CREATOR + FAN</text:span> одночасно.</text:p>
      <text:h text:style-name="P23" text:outline-level="3">2.2 Онбординг після реєстрації</text:h>
      <text:p text:style-name="Text_20_body">Після першого логіну:</text:p>
      <text:list text:style-name="L26">
        <text:list-item>
          <text:p text:style-name="P30">вибір ролі (або “Both”)</text:p>
        </text:list-item>
        <text:list-item>
          <text:p text:style-name="P30">створення базового профілю користувача (нік, аватар)</text:p>
        </text:list-item>
        <text:list-item>
          <text:p text:style-name="P30">пропозиція створити першу AI-модель (якщо обрано Creator)</text:p>
        </text:list-item>
      </text:list>
      <text:p text:style-name="P22"/>
      <text:h text:style-name="P20" text:outline-level="2">3) Структура платформи як модулі (канон)</text:h>
      <text:p text:style-name="Text_20_body">У Synthara є 5 ключових модулів (навіть якщо в UI це 3 вкладки Home/Profile/Game):</text:p>
      <text:list text:style-name="L27">
        <text:list-item>
          <text:p text:style-name="P31"><text:span text:style-name="Strong_20_Emphasis">Accounts</text:span> (auth, linking, sessions)</text:p>
        </text:list-item>
        <text:list-item>
          <text:p text:style-name="P31"><text:span text:style-name="Strong_20_Emphasis">Model Profiles</text:span> (анкети AI-персон) — ядро</text:p>
        </text:list-item>
        <text:list-item>
          <text:p text:style-name="P31"><text:span text:style-name="Strong_20_Emphasis">LoRA Bank</text:span> (паспорт/версії/доступи)</text:p>
        </text:list-item>
        <text:list-item>
          <text:p text:style-name="P31"><text:span text:style-name="Strong_20_Emphasis">NFT Layer</text:span> (ownership/access/game assets)</text:p>
        </text:list-item>
        <text:list-item>
          <text:p text:style-name="P31"><text:span text:style-name="Strong_20_Emphasis">Game Layer</text:span> (Only Durak + майбутні режими)</text:p>
        </text:list-item>
      </text:list>
      <text:p text:style-name="P22"/>
      <text:h text:style-name="P20" text:outline-level="2">4) Профіль AI-моделі (анкета) — канонічна структура</text:h>
      <text:h text:style-name="P23" text:outline-level="3">4.1 ModelProfile — це головна сутність UX</text:h>
      <text:p text:style-name="Text_20_body"><text:span text:style-name="Strong_20_Emphasis">ModelProfile</text:span> — публічна сторінка AI-персони, яка поєднує:</text:p>
      <text:list text:style-name="L28">
        <text:list-item>
          <text:p text:style-name="P32">ідентичність/історію/естетику</text:p>
        </text:list-item>
        <text:list-item>
          <text:p text:style-name="P32">LoRA-банк і версії</text:p>
        </text:list-item>
        <text:list-item>
          <text:p text:style-name="P32">блок Gold доступу</text:p>
        </text:list-item>
        <text:list-item>
          <text:p text:style-name="P32">блок Ownership (Diamond)</text:p>
        </text:list-item>
        <text:list-item>
          <text:p text:style-name="P32"><text:soft-page-break/>Game інтеграцію (Only Durak)</text:p>
        </text:list-item>
      </text:list>
      <text:h text:style-name="P23" text:outline-level="3">4.2 Структура анкети (поля)</text:h>
      <text:h text:style-name="P33" text:outline-level="4">A) Identity / Public info (публічне)</text:h>
      <text:list text:style-name="L29">
        <text:list-item>
          <text:p text:style-name="P34"><text:span text:style-name="Source_20_Text">displayName</text:span> (наприклад: Ember Rayne)</text:p>
        </text:list-item>
        <text:list-item>
          <text:p text:style-name="P34"><text:span text:style-name="Source_20_Text">handle</text:span> (унікальний @slug)</text:p>
        </text:list-item>
        <text:list-item>
          <text:p text:style-name="P34"><text:span text:style-name="Source_20_Text">tagline</text:span> (1 рядок, “хто я / вайб”)</text:p>
        </text:list-item>
        <text:list-item>
          <text:p text:style-name="P34"><text:span text:style-name="Source_20_Text">bio</text:span> (розширений опис)</text:p>
        </text:list-item>
        <text:list-item>
          <text:p text:style-name="P34"><text:span text:style-name="Source_20_Text">heroImage</text:span> (головний візуал)</text:p>
        </text:list-item>
        <text:list-item>
          <text:p text:style-name="P34"><text:span text:style-name="Source_20_Text">avatarImage</text:span></text:p>
        </text:list-item>
        <text:list-item>
          <text:p text:style-name="P34"><text:span text:style-name="Source_20_Text">coverGallery</text:span> (3–12 топ-зображень)</text:p>
        </text:list-item>
      </text:list>
      <text:h text:style-name="P33" text:outline-level="4">B) Style &amp; Discoverability (для Explore/фільтрів)</text:h>
      <text:list text:style-name="L30">
        <text:list-item>
          <text:p text:style-name="P35"><text:span text:style-name="Source_20_Text">categories</text:span> (наприклад: e-girl, fashion, cyberpunk, cozy, business, art)</text:p>
        </text:list-item>
        <text:list-item>
          <text:p text:style-name="P35"><text:span text:style-name="Source_20_Text">styleTags</text:span> (набір тегів)</text:p>
        </text:list-item>
        <text:list-item>
          <text:p text:style-name="P35"><text:span text:style-name="Source_20_Text">traits</text:span> (опційно: hair color, vibe, archetype — НЕ “adult traits”, тільки нейтральні)</text:p>
        </text:list-item>
        <text:list-item>
          <text:p text:style-name="P35"><text:span text:style-name="Source_20_Text">languages</text:span></text:p>
        </text:list-item>
        <text:list-item>
          <text:p text:style-name="P35"><text:span text:style-name="Source_20_Text">locationText</text:span> (опційно, якщо реальна людина просуває послуги: “Kraków” як текст, без точних адрес)</text:p>
        </text:list-item>
      </text:list>
      <text:h text:style-name="P33" text:outline-level="4">C) Social links (реальний світ)</text:h>
      <text:list text:style-name="L31">
        <text:list-item>
          <text:p text:style-name="P36"><text:span text:style-name="Source_20_Text">links.instagram</text:span></text:p>
        </text:list-item>
        <text:list-item>
          <text:p text:style-name="P36"><text:span text:style-name="Source_20_Text">links.tiktok</text:span></text:p>
        </text:list-item>
        <text:list-item>
          <text:p text:style-name="P36"><text:span text:style-name="Source_20_Text">links.x</text:span></text:p>
        </text:list-item>
        <text:list-item>
          <text:p text:style-name="P36"><text:span text:style-name="Source_20_Text">links.youtube</text:span></text:p>
        </text:list-item>
        <text:list-item>
          <text:p text:style-name="P36"><text:span text:style-name="Source_20_Text">links.website</text:span></text:p>
        </text:list-item>
        <text:list-item>
          <text:p text:style-name="P36"><text:span text:style-name="Source_20_Text">links.patreon</text:span></text:p>
        </text:list-item>
        <text:list-item>
          <text:p text:style-name="P36"><text:span text:style-name="Source_20_Text">links.other[]</text:span></text:p>
        </text:list-item>
        <text:list-item>
          <text:p text:style-name="P36">блок “Real-world” (опційний текст): <text:span text:style-name="Source_20_Text">realWorldAbout</text:span></text:p>
        </text:list-item>
      </text:list>
      <text:p text:style-name="P21">Примітка: Synthara не зобов’язує мати реальну людину, але дозволяє.</text:p>
      <text:h text:style-name="P33" text:outline-level="4">D) Safety &amp; Moderation</text:h>
      <text:list text:style-name="L32">
        <text:list-item>
          <text:p text:style-name="P37"><text:span text:style-name="Source_20_Text">contentRating</text:span> = <text:span text:style-name="Source_20_Text">SAFE | MATURE | RESTRICTED</text:span> (у нашому MVP — SAFE/MATURE)</text:p>
        </text:list-item>
        <text:list-item>
          <text:p text:style-name="P37"><text:span text:style-name="Source_20_Text">nsfwPolicy</text:span> (прапорець + текст політики)</text:p>
        </text:list-item>
        <text:list-item>
          <text:p text:style-name="P37"><text:span text:style-name="Source_20_Text">visibility</text:span> = <text:span text:style-name="Source_20_Text">PUBLIC | UNLISTED | PRIVATE</text:span></text:p>
        </text:list-item>
        <text:list-item>
          <text:p text:style-name="P37"><text:soft-page-break/><text:span text:style-name="Source_20_Text">status</text:span> = <text:span text:style-name="Source_20_Text">DRAFT | PUBLISHED | SUSPENDED</text:span></text:p>
        </text:list-item>
      </text:list>
      <text:h text:style-name="P33" text:outline-level="4">E) Ownership &amp; Management (службове)</text:h>
      <text:list text:style-name="L33">
        <text:list-item>
          <text:p text:style-name="P38"><text:span text:style-name="Source_20_Text">creatorUserId</text:span> (хто створив)</text:p>
        </text:list-item>
        <text:list-item>
          <text:p text:style-name="P38"><text:span text:style-name="Source_20_Text">ownerWallet</text:span> (поточний власник Diamond, якщо є)</text:p>
        </text:list-item>
        <text:list-item>
          <text:p text:style-name="P38"><text:span text:style-name="Source_20_Text">managers[]</text:span> (делеговані ролі, опційно)</text:p>
        </text:list-item>
        <text:list-item>
          <text:p text:style-name="P38"><text:span text:style-name="Source_20_Text">createdAt</text:span>, <text:span text:style-name="Source_20_Text">updatedAt</text:span></text:p>
        </text:list-item>
      </text:list>
      <text:p text:style-name="P22"/>
      <text:h text:style-name="P20" text:outline-level="2">5) LoRA Bank — паспорт моделі та версіонування</text:h>
      <text:h text:style-name="P23" text:outline-level="3">5.1 Ключова сутність: LoRAAsset + LoRAVersion</text:h>
      <text:p text:style-name="Text_20_body">Ми розділяємо:</text:p>
      <text:list text:style-name="L34">
        <text:list-item>
          <text:p text:style-name="P39"><text:span text:style-name="Strong_20_Emphasis">LoRAAsset</text:span> — “лінійка/актив” (Ember Rayne LoRA)</text:p>
        </text:list-item>
        <text:list-item>
          <text:p text:style-name="P39"><text:span text:style-name="Strong_20_Emphasis">LoRAVersion</text:span> — конкретна версія (v1/v2/v3)</text:p>
        </text:list-item>
      </text:list>
      <text:p text:style-name="Text_20_body">Це дає:</text:p>
      <text:list text:style-name="L35">
        <text:list-item>
          <text:p text:style-name="P40">історію апдейтів</text:p>
        </text:list-item>
        <text:list-item>
          <text:p text:style-name="P40">контроль доступів по версіях</text:p>
        </text:list-item>
        <text:list-item>
          <text:p text:style-name="P40">можливість показувати “Evolution” моделі</text:p>
        </text:list-item>
      </text:list>
      <text:h text:style-name="P23" text:outline-level="3">5.2 LoRA Passport (канонічні поля)</text:h>
      <text:p text:style-name="Text_20_body"><text:span text:style-name="Strong_20_Emphasis">LoRA Passport</text:span> — це структуровані метадані:</text:p>
      <text:h text:style-name="P33" text:outline-level="4">Основне</text:h>
      <text:list text:style-name="L36">
        <text:list-item>
          <text:p text:style-name="P41"><text:span text:style-name="Source_20_Text">assetName</text:span></text:p>
        </text:list-item>
        <text:list-item>
          <text:p text:style-name="P41"><text:span text:style-name="Source_20_Text">baseModel</text:span> (SDXL / Flux / інше)</text:p>
        </text:list-item>
        <text:list-item>
          <text:p text:style-name="P41"><text:span text:style-name="Source_20_Text">version</text:span> (v1, v2…)</text:p>
        </text:list-item>
        <text:list-item>
          <text:p text:style-name="P41"><text:span text:style-name="Source_20_Text">triggerTokens[]</text:span></text:p>
        </text:list-item>
        <text:list-item>
          <text:p text:style-name="P41"><text:span text:style-name="Source_20_Text">recommendedPrompt</text:span> (текст)</text:p>
        </text:list-item>
        <text:list-item>
          <text:p text:style-name="P41"><text:span text:style-name="Source_20_Text">negativePrompt</text:span> (текст)</text:p>
        </text:list-item>
        <text:list-item>
          <text:p text:style-name="P41"><text:span text:style-name="Source_20_Text">notes</text:span> (поради використання)</text:p>
        </text:list-item>
      </text:list>
      <text:h text:style-name="P33" text:outline-level="4">Технічне</text:h>
      <text:list text:style-name="L37">
        <text:list-item>
          <text:p text:style-name="P42"><text:span text:style-name="Source_20_Text">fileHash</text:span> (sha256 або інший стабільний)</text:p>
        </text:list-item>
        <text:list-item>
          <text:p text:style-name="P42"><text:span text:style-name="Source_20_Text">fileSize</text:span></text:p>
        </text:list-item>
        <text:list-item>
          <text:p text:style-name="P42"><text:span text:style-name="Source_20_Text">fileFormat</text:span> (safetensors)</text:p>
        </text:list-item>
        <text:list-item>
          <text:p text:style-name="P42"><text:span text:style-name="Source_20_Text">storageRef</text:span> (посилання на IPFS/S3/Arweave; <text:span text:style-name="Strong_20_Emphasis">не GitHub</text:span>)</text:p>
        </text:list-item>
        <text:list-item>
          <text:p text:style-name="P42"><text:soft-page-break/><text:span text:style-name="Source_20_Text">previewImages[]</text:span> (3–8 прикладів, з прив’язкою до версії)</text:p>
        </text:list-item>
      </text:list>
      <text:h text:style-name="P33" text:outline-level="4">Ліцензія / Правила використання</text:h>
      <text:list text:style-name="L38">
        <text:list-item>
          <text:p text:style-name="P43"><text:span text:style-name="Source_20_Text">usage.personalAllowed</text:span> (bool)</text:p>
        </text:list-item>
        <text:list-item>
          <text:p text:style-name="P43"><text:span text:style-name="Source_20_Text">usage.commercialAllowed</text:span> (bool)</text:p>
        </text:list-item>
        <text:list-item>
          <text:p text:style-name="P43"><text:span text:style-name="Source_20_Text">usage.resaleAllowed</text:span> (bool)</text:p>
        </text:list-item>
        <text:list-item>
          <text:p text:style-name="P43"><text:span text:style-name="Source_20_Text">usage.retrainAllowed</text:span> (bool)</text:p>
        </text:list-item>
        <text:list-item>
          <text:p text:style-name="P43"><text:span text:style-name="Source_20_Text">usage.attributionRequired</text:span> (bool)</text:p>
        </text:list-item>
        <text:list-item>
          <text:p text:style-name="P43"><text:span text:style-name="Source_20_Text">usage.restrictionsText</text:span> (вільний текст)</text:p>
        </text:list-item>
      </text:list>
      <text:h text:style-name="P33" text:outline-level="4">Доступність</text:h>
      <text:list text:style-name="L39">
        <text:list-item>
          <text:p text:style-name="P44"><text:span text:style-name="Source_20_Text">accessMode</text:span> = <text:span text:style-name="Source_20_Text">PUBLIC | PRIVATE | GOLD_GATED | DIAMOND_ONLY</text:span></text:p>
        </text:list-item>
        <text:list-item>
          <text:p text:style-name="P44"><text:span text:style-name="Source_20_Text">downloadPolicy</text:span> = <text:span text:style-name="Source_20_Text">NO_DOWNLOAD | DOWNLOAD_FOR_OWNER | DOWNLOAD_FOR_DIAMOND | DOWNLOAD_FOR_LICENSED</text:span></text:p>
          <text:list>
            <text:list-item>
              <text:p text:style-name="P44">У нас за замовчуванням: <text:span text:style-name="Strong_20_Emphasis">Gold = доступ/використання всередині</text:span>, але <text:span text:style-name="Strong_20_Emphasis">не download</text:span></text:p>
            </text:list-item>
          </text:list>
        </text:list-item>
        <text:list-item>
          <text:p text:style-name="P44"><text:span text:style-name="Source_20_Text">status</text:span> = <text:span text:style-name="Source_20_Text">DRAFT | ACTIVE | DEPRECATED</text:span></text:p>
        </text:list-item>
      </text:list>
      <text:h text:style-name="P23" text:outline-level="3">5.3 Важливий принцип доступу (канон)</text:h>
      <text:list text:style-name="L40">
        <text:list-item>
          <text:p text:style-name="P45"><text:span text:style-name="Strong_20_Emphasis">Gold NFT</text:span> відкриває:</text:p>
          <text:list>
            <text:list-item>
              <text:p text:style-name="P45">перегляд закритих розділів</text:p>
            </text:list-item>
            <text:list-item>
              <text:p text:style-name="P45">участь у іграх</text:p>
            </text:list-item>
            <text:list-item>
              <text:p text:style-name="P45">доступ до “preview/limited” контенту</text:p>
            </text:list-item>
            <text:list-item>
              <text:p text:style-name="P45">(опційно) доступ до “use in Studio”, коли Studio з’явиться<text:line-break/>✅ Але <text:span text:style-name="Strong_20_Emphasis">не дає право скачувати LoRA</text:span> за замовчуванням</text:p>
            </text:list-item>
          </text:list>
        </text:list-item>
        <text:list-item>
          <text:p text:style-name="P45"><text:span text:style-name="Strong_20_Emphasis">Diamond NFT</text:span> / Owner:</text:p>
          <text:list>
            <text:list-item>
              <text:p text:style-name="P45">повний контроль</text:p>
            </text:list-item>
            <text:list-item>
              <text:p text:style-name="P45">право передачі</text:p>
            </text:list-item>
            <text:list-item>
              <text:p text:style-name="P45">може включати download (залежить від policy в паспорті)</text:p>
            </text:list-item>
          </text:list>
        </text:list-item>
      </text:list>
      <text:p text:style-name="P22"/>
      <text:h text:style-name="P20" text:outline-level="2">6) Стан доступу в профілі (State machine — must-have)</text:h>
      <text:p text:style-name="Text_20_body">Щоб UI/бекенд не “плавав”, у ModelProfile завжди відображаються блоки як <text:span text:style-name="Strong_20_Emphasis">стани</text:span>.</text:p>
      <text:h text:style-name="P23" text:outline-level="3">6.1 Ownership / Sale Status (Diamond)</text:h>
      <text:p text:style-name="Text_20_body"><text:span text:style-name="Source_20_Text">ownershipStatus</text:span>:</text:p>
      <text:list text:style-name="L41">
        <text:list-item>
          <text:p text:style-name="P46"><text:span text:style-name="Source_20_Text">OWNED_BY_CREATOR</text:span></text:p>
        </text:list-item>
        <text:list-item>
          <text:p text:style-name="P46"><text:soft-page-break/><text:span text:style-name="Source_20_Text">CO_OWNED</text:span> (опційно, пізніше)</text:p>
        </text:list-item>
        <text:list-item>
          <text:p text:style-name="P46"><text:span text:style-name="Source_20_Text">AVAILABLE_FOR_SALE</text:span></text:p>
        </text:list-item>
        <text:list-item>
          <text:p text:style-name="P46"><text:span text:style-name="Source_20_Text">AUCTION_LIVE</text:span></text:p>
        </text:list-item>
        <text:list-item>
          <text:p text:style-name="P46"><text:span text:style-name="Source_20_Text">SOLD_PRIVATE</text:span></text:p>
        </text:list-item>
        <text:list-item>
          <text:p text:style-name="P46"><text:span text:style-name="Source_20_Text">NOT_LISTED</text:span></text:p>
        </text:list-item>
      </text:list>
      <text:p text:style-name="Text_20_body">UI показує:</text:p>
      <text:list text:style-name="L42">
        <text:list-item>
          <text:p text:style-name="P47">current owner wallet/ens</text:p>
        </text:list-item>
        <text:list-item>
          <text:p text:style-name="P47">rights summary (з паспорту/ліцензії)</text:p>
        </text:list-item>
        <text:list-item>
          <text:p text:style-name="P47">CTA: Buy / Make Offer / View History (пізніше)</text:p>
        </text:list-item>
      </text:list>
      <text:h text:style-name="P23" text:outline-level="3">6.2 Gold Access Status</text:h>
      <text:p text:style-name="Text_20_body"><text:span text:style-name="Source_20_Text">goldStatus</text:span>:</text:p>
      <text:list text:style-name="L43">
        <text:list-item>
          <text:p text:style-name="P48"><text:span text:style-name="Source_20_Text">NO_GOLD_PROGRAM</text:span></text:p>
        </text:list-item>
        <text:list-item>
          <text:p text:style-name="P48"><text:span text:style-name="Source_20_Text">GOLD_AVAILABLE_FIXED</text:span></text:p>
        </text:list-item>
        <text:list-item>
          <text:p text:style-name="P48"><text:span text:style-name="Source_20_Text">GOLD_AUCTION_LIVE</text:span></text:p>
        </text:list-item>
        <text:list-item>
          <text:p text:style-name="P48"><text:span text:style-name="Source_20_Text">GOLD_SOLD_OUT</text:span></text:p>
        </text:list-item>
        <text:list-item>
          <text:p text:style-name="P48"><text:span text:style-name="Source_20_Text">GOLD_DROP_EVENT</text:span> (ігровий дроп)</text:p>
        </text:list-item>
        <text:list-item>
          <text:p text:style-name="P48"><text:span text:style-name="Source_20_Text">GOLD_HOLDERS_ONLY</text:span> (доступ є, але продаж закрито)</text:p>
        </text:list-item>
      </text:list>
      <text:p text:style-name="Text_20_body">UI показує:</text:p>
      <text:list text:style-name="L44">
        <text:list-item>
          <text:p text:style-name="P49">supply, floor/price, perks list</text:p>
        </text:list-item>
        <text:list-item>
          <text:p text:style-name="P49">CTA: Buy / Bid / View Perks</text:p>
        </text:list-item>
        <text:list-item>
          <text:p text:style-name="P49">якщо користувач має Gold → показати “Holder badge” + доступні розділи</text:p>
        </text:list-item>
      </text:list>
      <text:p text:style-name="P22"/>
      <text:h text:style-name="P20" text:outline-level="2">7) Галереї та контент (як зберігається і показується)</text:h>
      <text:h text:style-name="P23" text:outline-level="3">7.1 GalleryItem</text:h>
      <text:list text:style-name="L45">
        <text:list-item>
          <text:p text:style-name="P50"><text:span text:style-name="Source_20_Text">imageUrl</text:span></text:p>
        </text:list-item>
        <text:list-item>
          <text:p text:style-name="P50"><text:span text:style-name="Source_20_Text">title</text:span></text:p>
        </text:list-item>
        <text:list-item>
          <text:p text:style-name="P50"><text:span text:style-name="Source_20_Text">tags[]</text:span></text:p>
        </text:list-item>
        <text:list-item>
          <text:p text:style-name="P50"><text:span text:style-name="Source_20_Text">createdAt</text:span></text:p>
        </text:list-item>
        <text:list-item>
          <text:p text:style-name="P50"><text:span text:style-name="Source_20_Text">loraVersionId</text:span> (опційно, прив’язка до версії)</text:p>
        </text:list-item>
        <text:list-item>
          <text:p text:style-name="P50"><text:span text:style-name="Source_20_Text">visibility</text:span> = <text:span text:style-name="Source_20_Text">PUBLIC | GOLD_ONLY | PRIVATE</text:span></text:p>
        </text:list-item>
        <text:list-item>
          <text:p text:style-name="P50"><text:span text:style-name="Source_20_Text">contentRating</text:span> (SAFE/MATURE)</text:p>
        </text:list-item>
      </text:list>
      <text:h text:style-name="P23" text:outline-level="3"><text:soft-page-break/>7.2 Колекції (Collections)</text:h>
      <text:list text:style-name="L46">
        <text:list-item>
          <text:p text:style-name="P51"><text:span text:style-name="Source_20_Text">collectionName</text:span> (наприклад “Cyber Pack”, “Lifestyle Set”)</text:p>
        </text:list-item>
        <text:list-item>
          <text:p text:style-name="P51"><text:span text:style-name="Source_20_Text">items[]</text:span></text:p>
        </text:list-item>
        <text:list-item>
          <text:p text:style-name="P51"><text:span text:style-name="Source_20_Text">nftLinked</text:span> (опційно, якщо це image NFT set)</text:p>
        </text:list-item>
      </text:list>
      <text:p text:style-name="P22"/>
      <text:h text:style-name="P20" text:outline-level="2">8) Entitlements (права користувача) — обов’язкова логіка</text:h>
      <text:p text:style-name="Text_20_body">Щоб не робити перевірки хаотично, вводимо сутність:<text:line-break/><text:span text:style-name="Strong_20_Emphasis">UserEntitlements</text:span></text:p>
      <text:list text:style-name="L47">
        <text:list-item>
          <text:p text:style-name="P52"><text:span text:style-name="Source_20_Text">userId</text:span></text:p>
        </text:list-item>
        <text:list-item>
          <text:p text:style-name="P52"><text:span text:style-name="Source_20_Text">walletAddress</text:span></text:p>
        </text:list-item>
        <text:list-item>
          <text:p text:style-name="P52"><text:span text:style-name="Source_20_Text">goldHoldings[]</text:span> (по моделях)</text:p>
        </text:list-item>
        <text:list-item>
          <text:p text:style-name="P52"><text:span text:style-name="Source_20_Text">diamondHoldings[]</text:span></text:p>
        </text:list-item>
        <text:list-item>
          <text:p text:style-name="P52"><text:span text:style-name="Source_20_Text">gameNfts[]</text:span> (джокери/карти)</text:p>
        </text:list-item>
        <text:list-item>
          <text:p text:style-name="P52"><text:span text:style-name="Source_20_Text">lastVerifiedAt</text:span></text:p>
        </text:list-item>
      </text:list>
      <text:p text:style-name="Text_20_body">В MVP це може бути кеш, який оновлюється:</text:p>
      <text:list text:style-name="L48">
        <text:list-item>
          <text:p text:style-name="P53">при логіні</text:p>
        </text:list-item>
        <text:list-item>
          <text:p text:style-name="P53">при відкритті профілю</text:p>
        </text:list-item>
        <text:list-item>
          <text:p text:style-name="P53">вручну кнопкою “Refresh assets” (якщо потрібно)</text:p>
        </text:list-item>
      </text:list>
      <text:p text:style-name="P22"/>
      <text:h text:style-name="P20" text:outline-level="2">9) Мінімальні екрани/потоки, які випливають з цієї структури</text:h>
      <text:h text:style-name="P23" text:outline-level="3">9.1 Потік “Створити AI-модель” (Creator)</text:h>
      <text:list text:style-name="L49">
        <text:list-item>
          <text:p text:style-name="P54">Creator → Create ModelProfile (DRAFT)</text:p>
        </text:list-item>
        <text:list-item>
          <text:p text:style-name="P54">Заповнити анкету (Identity + Tags + Links)</text:p>
        </text:list-item>
        <text:list-item>
          <text:p text:style-name="P54">Додати 1 LoRAAsset (DRAFT) + LoRAVersion v1</text:p>
        </text:list-item>
        <text:list-item>
          <text:p text:style-name="P54">Додати preview images</text:p>
        </text:list-item>
        <text:list-item>
          <text:p text:style-name="P54">Налаштувати <text:span text:style-name="Source_20_Text">accessMode</text:span> для LoRA</text:p>
        </text:list-item>
        <text:list-item>
          <text:p text:style-name="P54">Налаштувати Gold program (поки як “план”, без mint) або одразу mint (в етапі 3)</text:p>
        </text:list-item>
        <text:list-item>
          <text:p text:style-name="P54">Publish профіль</text:p>
        </text:list-item>
      </text:list>
      <text:h text:style-name="P23" text:outline-level="3">9.2 Потік “Fan зайшов на профіль”</text:h>
      <text:list text:style-name="L50">
        <text:list-item>
          <text:p text:style-name="P55">бачить публічну частину</text:p>
        </text:list-item>
        <text:list-item>
          <text:p text:style-name="P55"><text:soft-page-break/>бачить Gold блок</text:p>
        </text:list-item>
        <text:list-item>
          <text:p text:style-name="P55">якщо без Gold → locked секції (perks / games / gated gallery)</text:p>
        </text:list-item>
        <text:list-item>
          <text:p text:style-name="P55">купує Gold / отримує через дроп</text:p>
        </text:list-item>
        <text:list-item>
          <text:p text:style-name="P55">повертається → має доступ + badge</text:p>
        </text:list-item>
      </text:list>
      <text:p text:style-name="P22"/>
      <text:h text:style-name="P20" text:outline-level="2">10) Чіткі MVP-рішення (щоб не з’їхати з треку)</text:h>
      <text:p text:style-name="Text_20_body">В <text:span text:style-name="Strong_20_Emphasis">MVP</text:span> (до контрактів):</text:p>
      <text:list text:style-name="L51">
        <text:list-item>
          <text:p text:style-name="P56">профілі, анкети, LoRA паспорт, галереї</text:p>
        </text:list-item>
        <text:list-item>
          <text:p text:style-name="P56">accessMode працює на рівні UI + бекенд правил</text:p>
        </text:list-item>
        <text:list-item>
          <text:p text:style-name="P56">NFT можна зробити <text:span text:style-name="Strong_20_Emphasis">read-only</text:span> (підтягуємо, якщо користувач вже має NFT) або “mock ownership”</text:p>
        </text:list-item>
      </text:list>
      <text:p text:style-name="Text_20_body">Але структура даних і стани — <text:span text:style-name="Strong_20_Emphasis">вже такі</text:span>, як описано, щоб потім не ламати архітектуру.</text:p>
      <text:p text:style-name="P22"><text:span text:style-name="Strong_20_Emphasis"/></text:p>
      <text:h text:style-name="P20" text:outline-level="2">Етап 3/5 — NFT/контрактна логіка, mint flows, royalties, access checks, події, схема під бекенд (максимально точно)</text:h>
      <text:p text:style-name="P21"><text:span text:style-name="Strong_20_Emphasis">Мета етапу 3:</text:span> зафіксувати, що саме ми мінтимо, які права воно дає, як це перевіряється в бекенді/фронті, як працюють роялті, події та “стани” в профілі.<text:line-break/><text:span text:style-name="Strong_20_Emphasis">Правило SSOT:</text:span> NFT = ключ/право/доступ. Файли LoRA ніколи не зберігаються в блокчейні.</text:p>
      <text:p text:style-name="P22"/>
      <text:h text:style-name="P20" text:outline-level="2">1) NFT-типи (канон)</text:h>
      <text:p text:style-name="Text_20_body">У Synthara є 3 класи NFT:</text:p>
      <text:list text:style-name="L52">
        <text:list-item>
          <text:p text:style-name="P57"><text:span text:style-name="Strong_20_Emphasis">Diamond NFT (Ownership NFT)</text:span></text:p>
        </text:list-item>
        <text:list-item>
          <text:p text:style-name="P57"><text:span text:style-name="Strong_20_Emphasis">Gold NFT (Access/Membership NFT)</text:span></text:p>
        </text:list-item>
        <text:list-item>
          <text:p text:style-name="P57"><text:span text:style-name="Strong_20_Emphasis">Game NFTs (Rewards/Collectibles)</text:span></text:p>
        </text:list-item>
      </text:list>
      <text:p text:style-name="P22"/>
      <text:h text:style-name="P20" text:outline-level="2">2) Diamond NFT — Ownership (право власності на AI-персону/LoRA)</text:h>
      <text:h text:style-name="P23" text:outline-level="3">2.1 Призначення</text:h>
      <text:p text:style-name="Text_20_body">Diamond NFT представляє <text:span text:style-name="Strong_20_Emphasis">право власності</text:span> на:</text:p>
      <text:list text:style-name="L53">
        <text:list-item>
          <text:p text:style-name="P58">AI-профіль (ModelProfile як бренд/актив)</text:p>
        </text:list-item>
        <text:list-item>
          <text:p text:style-name="P58">LoRA Asset (усі версії або визначені версії — залежить від “Scope”)</text:p>
        </text:list-item>
        <text:list-item>
          <text:p text:style-name="P58">керування економікою (Gold drops, game drops), якщо це визначено політикою</text:p>
        </text:list-item>
      </text:list>
      <text:p text:style-name="P21"><text:soft-page-break/>Diamond — не масова покупка. Це “exit / M&amp;A / студія / інвестор”.</text:p>
      <text:h text:style-name="P23" text:outline-level="3">2.2 Supply і унікальність</text:h>
      <text:list text:style-name="L54">
        <text:list-item>
          <text:p text:style-name="P59">За замовчуванням: <text:span text:style-name="Strong_20_Emphasis">1 Diamond NFT на 1 ModelProfile</text:span></text:p>
        </text:list-item>
        <text:list-item>
          <text:p text:style-name="P59">Можливе розширення: “co-ownership” або “split rights”, але це <text:span text:style-name="Strong_20_Emphasis">НЕ MVP</text:span>. В MVP: 1 owner = 1 wallet.</text:p>
        </text:list-item>
      </text:list>
      <text:h text:style-name="P23" text:outline-level="3">2.3 Standard і контракт</text:h>
      <text:list text:style-name="L55">
        <text:list-item>
          <text:p text:style-name="P60">Рекомендовано <text:span text:style-name="Strong_20_Emphasis">ERC-721</text:span> (унікальний токен)</text:p>
        </text:list-item>
        <text:list-item>
          <text:p text:style-name="P60">Контракт: <text:span text:style-name="Source_20_Text">SyntharaDiamond</text:span></text:p>
        </text:list-item>
      </text:list>
      <text:h text:style-name="P23" text:outline-level="3">2.4 Що зберігає Diamond NFT (tokenURI metadata)</text:h>
      <text:p text:style-name="Text_20_body">Token metadata (JSON) повинні містити <text:span text:style-name="Strong_20_Emphasis">мінімальний, але достатній набір</text:span>:</text:p>
      <text:list text:style-name="L56">
        <text:list-item>
          <text:p text:style-name="P61"><text:span text:style-name="Source_20_Text">modelId</text:span> (внутрішній UUID або slug)</text:p>
        </text:list-item>
        <text:list-item>
          <text:p text:style-name="P61"><text:span text:style-name="Source_20_Text">loraAssetId</text:span> (якщо 1:1, або список, якщо scope ширший)</text:p>
        </text:list-item>
        <text:list-item>
          <text:p text:style-name="P61"><text:span text:style-name="Source_20_Text">passportHash</text:span> (hash паспорту або root-hash структури)</text:p>
        </text:list-item>
        <text:list-item>
          <text:p text:style-name="P61"><text:span text:style-name="Source_20_Text">rights</text:span> (коротка структура прав)</text:p>
        </text:list-item>
        <text:list-item>
          <text:p text:style-name="P61"><text:span text:style-name="Source_20_Text">contentRef</text:span> (посилання на off-chain паспорт/manifest)</text:p>
        </text:list-item>
        <text:list-item>
          <text:p text:style-name="P61"><text:span text:style-name="Source_20_Text">createdAt</text:span></text:p>
        </text:list-item>
        <text:list-item>
          <text:p text:style-name="P61"><text:span text:style-name="Source_20_Text">royalty</text:span> (EIP-2981, якщо використовуємо)</text:p>
        </text:list-item>
      </text:list>
      <text:p text:style-name="Text_20_body"><text:span text:style-name="Strong_20_Emphasis">Важливо:</text:span></text:p>
      <text:list text:style-name="L57">
        <text:list-item>
          <text:p text:style-name="P62"><text:span text:style-name="Source_20_Text">contentRef</text:span> веде на IPFS/Arweave/S3 manifest (наприклад <text:span text:style-name="Source_20_Text">manifest.json</text:span>)</text:p>
        </text:list-item>
        <text:list-item>
          <text:p text:style-name="P62"><text:span text:style-name="Source_20_Text">passportHash</text:span> використовується для верифікації незмінності</text:p>
        </text:list-item>
      </text:list>
      <text:h text:style-name="P23" text:outline-level="3">2.5 Scope: що саме “належить” власнику</text:h>
      <text:p text:style-name="Text_20_body"><text:span text:style-name="Strong_20_Emphasis">DiamondRightsScope (канонічно):</text:span></text:p>
      <text:list text:style-name="L58">
        <text:list-item>
          <text:p text:style-name="P63"><text:span text:style-name="Source_20_Text">OWNERSHIP_OF_PROFILE</text:span> (так/ні)</text:p>
        </text:list-item>
        <text:list-item>
          <text:p text:style-name="P63"><text:span text:style-name="Source_20_Text">OWNERSHIP_OF_LORA</text:span> (так/ні)</text:p>
        </text:list-item>
        <text:list-item>
          <text:p text:style-name="P63"><text:span text:style-name="Source_20_Text">RIGHT_TO_SELL</text:span> (так/ні)</text:p>
        </text:list-item>
        <text:list-item>
          <text:p text:style-name="P63"><text:span text:style-name="Source_20_Text">RIGHT_TO_RETRAIN</text:span> (так/ні)</text:p>
        </text:list-item>
        <text:list-item>
          <text:p text:style-name="P63"><text:span text:style-name="Source_20_Text">RIGHT_TO_DISTRIBUTE</text:span> (так/ні)</text:p>
        </text:list-item>
        <text:list-item>
          <text:p text:style-name="P63"><text:span text:style-name="Source_20_Text">RIGHT_TO_COMMERCIALIZE</text:span> (так/ні)</text:p>
        </text:list-item>
        <text:list-item>
          <text:p text:style-name="P63"><text:span text:style-name="Source_20_Text">RIGHT_TO_MANAGE_GOLD_PROGRAM</text:span> (так/ні)</text:p>
        </text:list-item>
      </text:list>
      <text:p text:style-name="Text_20_body">Ці права повинні відповідати <text:span text:style-name="Source_20_Text">usage.*</text:span> у LoRA Passport (Етап 2).</text:p>
      <text:p text:style-name="P22"/>
      <text:h text:style-name="P20" text:outline-level="2"><text:soft-page-break/>3) Gold NFT — Access/Membership (ядро монетизації)</text:h>
      <text:h text:style-name="P23" text:outline-level="3">3.1 Призначення</text:h>
      <text:p text:style-name="Text_20_body">Gold NFT — це <text:span text:style-name="Strong_20_Emphasis">токен участі</text:span> в екосистемі конкретної AI-моделі.</text:p>
      <text:p text:style-name="Text_20_body">Gold дає:</text:p>
      <text:list text:style-name="L59">
        <text:list-item>
          <text:p text:style-name="P64">доступ до gated секцій профілю (галереї, perks)</text:p>
        </text:list-item>
        <text:list-item>
          <text:p text:style-name="P64">право грати в ігри з моделлю (game gate)</text:p>
        </text:list-item>
        <text:list-item>
          <text:p text:style-name="P64">статус/badges</text:p>
        </text:list-item>
        <text:list-item>
          <text:p text:style-name="P64">участь у дропах/івентах</text:p>
        </text:list-item>
        <text:list-item>
          <text:p text:style-name="P64">(у майбутньому) доступ до “use-in-studio” без download</text:p>
        </text:list-item>
      </text:list>
      <text:h text:style-name="P23" text:outline-level="3">3.2 Supply і серії</text:h>
      <text:p text:style-name="Text_20_body">Кожна AI-модель може мати <text:span text:style-name="Strong_20_Emphasis">Gold Collections</text:span> (серії):</text:p>
      <text:list text:style-name="L60">
        <text:list-item>
          <text:p text:style-name="P65"><text:span text:style-name="Source_20_Text">GoldSeries #1</text:span> (наприклад supply 1000)</text:p>
        </text:list-item>
        <text:list-item>
          <text:p text:style-name="P65"><text:span text:style-name="Source_20_Text">GoldSeries #2</text:span> (лімітована, supply 100)</text:p>
        </text:list-item>
        <text:list-item>
          <text:p text:style-name="P65"><text:span text:style-name="Source_20_Text">GoldDropEvent</text:span> (ігровий дроп)</text:p>
        </text:list-item>
      </text:list>
      <text:h text:style-name="P23" text:outline-level="3">3.3 Standard і контракт</text:h>
      <text:p text:style-name="Text_20_body">Можливі 2 варіанти:</text:p>
      <text:p text:style-name="Text_20_body"><text:span text:style-name="Strong_20_Emphasis">Варіант A (рекомендований): ERC-1155</text:span></text:p>
      <text:list text:style-name="L61">
        <text:list-item>
          <text:p text:style-name="P66">дешевше mint-ити багато екземплярів</text:p>
        </text:list-item>
        <text:list-item>
          <text:p text:style-name="P66">зручно для supply і серій<text:line-break/>Контракт: <text:span text:style-name="Source_20_Text">SyntharaGold1155</text:span></text:p>
        </text:list-item>
      </text:list>
      <text:p text:style-name="Text_20_body"><text:span text:style-name="Strong_20_Emphasis">Варіант B: ERC-721</text:span></text:p>
      <text:list text:style-name="L62">
        <text:list-item>
          <text:p text:style-name="P67">якщо хочемо “кожен Gold унікальний”, але це дорожче і складніше<text:line-break/>(не рекомендовано для масового Gold)</text:p>
        </text:list-item>
      </text:list>
      <text:h text:style-name="P23" text:outline-level="3">3.4 Gold Utility Model (канонічно)</text:h>
      <text:p text:style-name="Text_20_body">Кожна Gold серія має <text:span text:style-name="Source_20_Text">PerkProfile</text:span>, який зберігається off-chain і відображається в UI:</text:p>
      <text:list text:style-name="L63">
        <text:list-item>
          <text:p text:style-name="P68"><text:span text:style-name="Source_20_Text">perkTier</text:span> = <text:span text:style-name="Source_20_Text">GOLD | GOLD_PLUS | VIP</text:span> (опційно)</text:p>
        </text:list-item>
        <text:list-item>
          <text:p text:style-name="P68"><text:span text:style-name="Source_20_Text">profileGates[]</text:span> (які секції відкриває)</text:p>
        </text:list-item>
        <text:list-item>
          <text:p text:style-name="P68"><text:span text:style-name="Source_20_Text">gameAccess</text:span> (true/false)</text:p>
        </text:list-item>
        <text:list-item>
          <text:p text:style-name="P68"><text:span text:style-name="Source_20_Text">dropEligibility</text:span> (які дропи доступні)</text:p>
        </text:list-item>
        <text:list-item>
          <text:p text:style-name="P68"><text:span text:style-name="Source_20_Text">boosts[]</text:span> (ігрові бонуси — Етап 4)</text:p>
        </text:list-item>
        <text:list-item>
          <text:p text:style-name="P68"><text:span text:style-name="Source_20_Text">futureAirdrops</text:span> (опис)</text:p>
        </text:list-item>
      </text:list>
      <text:p text:style-name="Text_20_body"><text:soft-page-break/><text:span text:style-name="Strong_20_Emphasis">Важливо:</text:span> Gold не дає “download LoRA” за замовчуванням.</text:p>
      <text:p text:style-name="P22"/>
      <text:h text:style-name="P20" text:outline-level="2">4) Game NFTs — Rewards/Collectibles (джокери, карти, сети)</text:h>
      <text:h text:style-name="P23" text:outline-level="3">4.1 Призначення</text:h>
      <text:p text:style-name="Text_20_body">Game NFTs створюють:</text:p>
      <text:list text:style-name="L64">
        <text:list-item>
          <text:p text:style-name="P69">емоційну цінність (виграш)</text:p>
        </text:list-item>
        <text:list-item>
          <text:p text:style-name="P69">колекційність (сети)</text:p>
        </text:list-item>
        <text:list-item>
          <text:p text:style-name="P69">secondary market (роялті)</text:p>
        </text:list-item>
        <text:list-item>
          <text:p text:style-name="P69">механіки perks/boosts</text:p>
        </text:list-item>
      </text:list>
      <text:h text:style-name="P23" text:outline-level="3">4.2 Типи (канон)</text:h>
      <text:list text:style-name="L65">
        <text:list-item>
          <text:p text:style-name="P70"><text:span text:style-name="Source_20_Text">JOKER_RED</text:span> (прив’язаний до конкретної моделі)</text:p>
        </text:list-item>
        <text:list-item>
          <text:p text:style-name="P70"><text:span text:style-name="Source_20_Text">JOKER_BLACK</text:span> (супер-рідкісний, може бути “глобальний” або теж прив’язаний)</text:p>
        </text:list-item>
        <text:list-item>
          <text:p text:style-name="P70"><text:span text:style-name="Source_20_Text">CARD_SET_ITEM</text:span> (карта з колоди моделі)</text:p>
        </text:list-item>
        <text:list-item>
          <text:p text:style-name="P70"><text:span text:style-name="Source_20_Text">TROPHY</text:span> (турнірний трофей)</text:p>
        </text:list-item>
      </text:list>
      <text:h text:style-name="P23" text:outline-level="3">4.3 Standard</text:h>
      <text:p text:style-name="Text_20_body">Рекомендовано <text:span text:style-name="Strong_20_Emphasis">ERC-1155</text:span> (бо багато карт/нагород)<text:line-break/>Контракт: <text:span text:style-name="Source_20_Text">SyntharaGame1155</text:span></text:p>
      <text:p text:style-name="P22"/>
      <text:h text:style-name="P20" text:outline-level="2">5) Royalties (канон)</text:h>
      <text:h text:style-name="P23" text:outline-level="3">5.1 Роялті на вторинному ринку</text:h>
      <text:p text:style-name="Text_20_body">Модель роялті:</text:p>
      <text:list text:style-name="L66">
        <text:list-item>
          <text:p text:style-name="P71">Creator: <text:span text:style-name="Strong_20_Emphasis">5–10%</text:span> (залежно від політики моделі)</text:p>
        </text:list-item>
        <text:list-item>
          <text:p text:style-name="P71">Platform (Synthara): <text:span text:style-name="Strong_20_Emphasis">2–3%</text:span></text:p>
        </text:list-item>
        <text:list-item>
          <text:p text:style-name="P71">(опційно) Treasury/DAO: 0–2% (не MVP)</text:p>
        </text:list-item>
      </text:list>
      <text:h text:style-name="P23" text:outline-level="3">5.2 Стандарт роялті</text:h>
      <text:list text:style-name="L67">
        <text:list-item>
          <text:p text:style-name="P72">Використовуємо <text:span text:style-name="Strong_20_Emphasis">EIP-2981</text:span> де можливо.</text:p>
        </text:list-item>
        <text:list-item>
          <text:p text:style-name="P72">Для ERC-1155 також можна реалізувати royalty logic.</text:p>
        </text:list-item>
      </text:list>
      <text:h text:style-name="P23" text:outline-level="3">5.3 Розподіл</text:h>
      <text:p text:style-name="Text_20_body">У metadata/manifest має бути <text:span text:style-name="Source_20_Text">royaltySplit</text:span>:</text:p>
      <text:list text:style-name="L68">
        <text:list-item>
          <text:p text:style-name="P73"><text:span text:style-name="Source_20_Text">creatorWallet</text:span></text:p>
        </text:list-item>
        <text:list-item>
          <text:p text:style-name="P73"><text:soft-page-break/><text:span text:style-name="Source_20_Text">platformWallet</text:span></text:p>
        </text:list-item>
        <text:list-item>
          <text:p text:style-name="P73"><text:span text:style-name="Source_20_Text">bps</text:span> (basis points)</text:p>
        </text:list-item>
      </text:list>
      <text:p text:style-name="P22"/>
      <text:h text:style-name="P20" text:outline-level="2">6) Minting Flows (канонічні сценарії)</text:h>
      <text:h text:style-name="P23" text:outline-level="3">6.1 Mint Gold (первинний продаж)</text:h>
      <text:p text:style-name="Text_20_body"><text:span text:style-name="Strong_20_Emphasis">Сценарій: Fixed Price</text:span></text:p>
      <text:list text:style-name="L69">
        <text:list-item>
          <text:p text:style-name="P74">Creator налаштовує Gold series (supply, perks, ціна, start/end)</text:p>
        </text:list-item>
        <text:list-item>
          <text:p text:style-name="P74">Series публікується в Profile → блок “Gold Access”</text:p>
        </text:list-item>
        <text:list-item>
          <text:p text:style-name="P74">Fan натискає Buy → wallet tx → mint</text:p>
        </text:list-item>
        <text:list-item>
          <text:p text:style-name="P74">Backend підтверджує подію (indexer/webhook) → оновлює entitlements</text:p>
        </text:list-item>
      </text:list>
      <text:p text:style-name="Text_20_body"><text:span text:style-name="Strong_20_Emphasis">Сценарій: Auction</text:span></text:p>
      <text:list text:style-name="L70">
        <text:list-item>
          <text:p text:style-name="P75">(MVP може бути без аукціону, але стан у профілі закладаємо)</text:p>
        </text:list-item>
      </text:list>
      <text:list text:style-name="L71">
        <text:list-item>
          <text:p text:style-name="P76">Bid tx</text:p>
        </text:list-item>
        <text:list-item>
          <text:p text:style-name="P76">end time → settle</text:p>
        </text:list-item>
        <text:list-item>
          <text:p text:style-name="P76">mint/transfer winners</text:p>
        </text:list-item>
      </text:list>
      <text:h text:style-name="P23" text:outline-level="3">6.2 Mint Diamond (ownership mint)</text:h>
      <text:p text:style-name="Text_20_body">Diamond mint робиться:</text:p>
      <text:list text:style-name="L72">
        <text:list-item>
          <text:p text:style-name="P77">або Creator’ом під час створення моделі (як “закріплення прав”)</text:p>
        </text:list-item>
        <text:list-item>
          <text:p text:style-name="P77">або під час продажу (mint+transfer)<text:line-break/>В MVP рекомендовано:</text:p>
        </text:list-item>
        <text:list-item>
          <text:p text:style-name="P77">створення профілю без diamond</text:p>
        </text:list-item>
        <text:list-item>
          <text:p text:style-name="P77">diamond mint лише коли треба “оформити власність” (щоб не ускладнювати)</text:p>
        </text:list-item>
      </text:list>
      <text:h text:style-name="P23" text:outline-level="3">6.3 Game Drop Mint (нагороди)</text:h>
      <text:list text:style-name="L73">
        <text:list-item>
          <text:p text:style-name="P78">Гра/івент генерує “reward eligibility”</text:p>
        </text:list-item>
        <text:list-item>
          <text:p text:style-name="P78">Backend записує <text:span text:style-name="Source_20_Text">RewardTicket</text:span></text:p>
        </text:list-item>
        <text:list-item>
          <text:p text:style-name="P78">Користувач натискає “Claim” → mint reward NFT<text:line-break/>(Це зменшує газ/помилки, контроль анти-чит)</text:p>
        </text:list-item>
      </text:list>
      <text:p text:style-name="P22"/>
      <text:h text:style-name="P20" text:outline-level="2">7) Access Checks (канон для бекенду)</text:h>
      <text:h text:style-name="P23" text:outline-level="3">7.1 Єдина точка істини: Entitlements</text:h>
      <text:p text:style-name="Text_20_body">Backend має endpoint/сервіс:</text:p>
      <text:list text:style-name="L74">
        <text:list-item>
          <text:p text:style-name="P79"><text:soft-page-break/><text:span text:style-name="Source_20_Text">GET /entitlements/me</text:span><text:line-break/>який повертає:</text:p>
        </text:list-item>
        <text:list-item>
          <text:p text:style-name="P79">які моделі мають Gold доступ</text:p>
        </text:list-item>
        <text:list-item>
          <text:p text:style-name="P79">чи є Diamond owner</text:p>
        </text:list-item>
        <text:list-item>
          <text:p text:style-name="P79">які game NFTs є</text:p>
        </text:list-item>
      </text:list>
      <text:h text:style-name="P23" text:outline-level="3">7.2 Правило доступу до розділів Profile</text:h>
      <text:list text:style-name="L75">
        <text:list-item>
          <text:p text:style-name="P80">Якщо секція = <text:span text:style-name="Source_20_Text">PUBLIC</text:span> → доступ всім</text:p>
        </text:list-item>
        <text:list-item>
          <text:p text:style-name="P80">Якщо секція = <text:span text:style-name="Source_20_Text">GOLD_ONLY</text:span> → доступ лише при Gold для цієї моделі</text:p>
        </text:list-item>
        <text:list-item>
          <text:p text:style-name="P80">Якщо секція = <text:span text:style-name="Source_20_Text">DIAMOND_ONLY</text:span> → доступ лише власнику Diamond</text:p>
        </text:list-item>
        <text:list-item>
          <text:p text:style-name="P80">Якщо секція = <text:span text:style-name="Source_20_Text">PRIVATE</text:span> → доступ лише creator/manager</text:p>
        </text:list-item>
      </text:list>
      <text:h text:style-name="P23" text:outline-level="3">7.3 Перевірка Ownership</text:h>
      <text:list text:style-name="L76">
        <text:list-item>
          <text:p text:style-name="P81">Owner = wallet, який має Diamond token для <text:span text:style-name="Source_20_Text">modelId</text:span></text:p>
        </text:list-item>
        <text:list-item>
          <text:p text:style-name="P81">Виводимо в профілі: <text:span text:style-name="Source_20_Text">ownerWallet</text:span>, <text:span text:style-name="Source_20_Text">ownershipStatus</text:span></text:p>
        </text:list-item>
      </text:list>
      <text:p text:style-name="P22"/>
      <text:h text:style-name="P20" text:outline-level="2">8) Події (Events) і синхронізація ончейн→оффчейн</text:h>
      <text:h text:style-name="P23" text:outline-level="3">8.1 Події, які ми повинні обробляти</text:h>
      <text:list text:style-name="L77">
        <text:list-item>
          <text:p text:style-name="P82"><text:span text:style-name="Source_20_Text">Transfer</text:span> (ERC-721 Diamond)</text:p>
        </text:list-item>
        <text:list-item>
          <text:p text:style-name="P82"><text:span text:style-name="Source_20_Text">TransferSingle/TransferBatch</text:span> (ERC-1155 Gold/Game)</text:p>
        </text:list-item>
        <text:list-item>
          <text:p text:style-name="P82"><text:span text:style-name="Source_20_Text">Mint</text:span> (можна як Transfer from 0x0)</text:p>
        </text:list-item>
        <text:list-item>
          <text:p text:style-name="P82"><text:span text:style-name="Source_20_Text">Burn</text:span> (якщо буде)</text:p>
        </text:list-item>
      </text:list>
      <text:h text:style-name="P23" text:outline-level="3">8.2 Синхронізація</text:h>
      <text:p text:style-name="Text_20_body">В MVP варіанти:</text:p>
      <text:p text:style-name="Text_20_body"><text:span text:style-name="Strong_20_Emphasis">Варіант A (простий): read-only checks</text:span></text:p>
      <text:list text:style-name="L78">
        <text:list-item>
          <text:p text:style-name="P83">при логіні/відкритті профілю запитуємо chain RPC</text:p>
        </text:list-item>
        <text:list-item>
          <text:p text:style-name="P83">кешуємо в <text:span text:style-name="Source_20_Text">UserEntitlements</text:span></text:p>
        </text:list-item>
      </text:list>
      <text:p text:style-name="Text_20_body"><text:span text:style-name="Strong_20_Emphasis">Варіант B (правильний для масштабу): indexer</text:span></text:p>
      <text:list text:style-name="L79">
        <text:list-item>
          <text:p text:style-name="P84">TheGraph / custom indexer</text:p>
        </text:list-item>
        <text:list-item>
          <text:p text:style-name="P84">webhooks → оновлення entitlements/статусів</text:p>
        </text:list-item>
      </text:list>
      <text:p text:style-name="Text_20_body">MVP може почати з A, але структура БД і код мають дозволяти перейти на B без рефактору.</text:p>
      <text:p text:style-name="P22"/>
      <text:h text:style-name="P20" text:outline-level="2"><text:soft-page-break/>9) Contract Schema під бекенд (сутності)</text:h>
      <text:h text:style-name="P23" text:outline-level="3">9.1 On-chain registry (off-chain таблиця відповідності)</text:h>
      <text:p text:style-name="Text_20_body">Таблиця <text:span text:style-name="Source_20_Text">ChainContracts</text:span>:</text:p>
      <text:list text:style-name="L80">
        <text:list-item>
          <text:p text:style-name="P85"><text:span text:style-name="Source_20_Text">chainId</text:span></text:p>
        </text:list-item>
        <text:list-item>
          <text:p text:style-name="P85"><text:span text:style-name="Source_20_Text">diamondContractAddress</text:span></text:p>
        </text:list-item>
        <text:list-item>
          <text:p text:style-name="P85"><text:span text:style-name="Source_20_Text">goldContractAddress</text:span></text:p>
        </text:list-item>
        <text:list-item>
          <text:p text:style-name="P85"><text:span text:style-name="Source_20_Text">gameContractAddress</text:span></text:p>
        </text:list-item>
        <text:list-item>
          <text:p text:style-name="P85"><text:span text:style-name="Source_20_Text">platformRoyaltyWallet</text:span></text:p>
        </text:list-item>
        <text:list-item>
          <text:p text:style-name="P85"><text:span text:style-name="Source_20_Text">creatorRegistryWallet</text:span> (опційно)</text:p>
        </text:list-item>
      </text:list>
      <text:h text:style-name="P23" text:outline-level="3">9.2 ModelNFTConfig (на рівні моделі)</text:h>
      <text:list text:style-name="L81">
        <text:list-item>
          <text:p text:style-name="P86"><text:span text:style-name="Source_20_Text">modelId</text:span></text:p>
        </text:list-item>
        <text:list-item>
          <text:p text:style-name="P86"><text:span text:style-name="Source_20_Text">diamondTokenId</text:span> (nullable)</text:p>
        </text:list-item>
        <text:list-item>
          <text:p text:style-name="P86"><text:span text:style-name="Source_20_Text">goldSeries[]</text:span> (list)</text:p>
        </text:list-item>
        <text:list-item>
          <text:p text:style-name="P86"><text:span text:style-name="Source_20_Text">royaltySplit</text:span></text:p>
        </text:list-item>
        <text:list-item>
          <text:p text:style-name="P86"><text:span text:style-name="Source_20_Text">saleStatus</text:span></text:p>
        </text:list-item>
        <text:list-item>
          <text:p text:style-name="P86"><text:span text:style-name="Source_20_Text">goldStatus</text:span></text:p>
        </text:list-item>
      </text:list>
      <text:h text:style-name="P23" text:outline-level="3">9.3 GoldSeries (канон)</text:h>
      <text:list text:style-name="L82">
        <text:list-item>
          <text:p text:style-name="P87"><text:span text:style-name="Source_20_Text">seriesId</text:span></text:p>
        </text:list-item>
        <text:list-item>
          <text:p text:style-name="P87"><text:span text:style-name="Source_20_Text">modelId</text:span></text:p>
        </text:list-item>
        <text:list-item>
          <text:p text:style-name="P87"><text:span text:style-name="Source_20_Text">tokenId</text:span> (ERC-1155)</text:p>
        </text:list-item>
        <text:list-item>
          <text:p text:style-name="P87"><text:span text:style-name="Source_20_Text">supply</text:span></text:p>
        </text:list-item>
        <text:list-item>
          <text:p text:style-name="P87"><text:span text:style-name="Source_20_Text">mintedCount</text:span></text:p>
        </text:list-item>
        <text:list-item>
          <text:p text:style-name="P87"><text:span text:style-name="Source_20_Text">price</text:span></text:p>
        </text:list-item>
        <text:list-item>
          <text:p text:style-name="P87"><text:span text:style-name="Source_20_Text">saleType</text:span> = fixed/auction/drop</text:p>
        </text:list-item>
        <text:list-item>
          <text:p text:style-name="P87"><text:span text:style-name="Source_20_Text">startAt</text:span>, <text:span text:style-name="Source_20_Text">endAt</text:span></text:p>
        </text:list-item>
        <text:list-item>
          <text:p text:style-name="P87"><text:span text:style-name="Source_20_Text">perkProfileRef</text:span> (IPFS/S3)</text:p>
        </text:list-item>
        <text:list-item>
          <text:p text:style-name="P87"><text:span text:style-name="Source_20_Text">status</text:span></text:p>
        </text:list-item>
      </text:list>
      <text:h text:style-name="P23" text:outline-level="3">9.4 RewardTicket (для game claim)</text:h>
      <text:list text:style-name="L83">
        <text:list-item>
          <text:p text:style-name="P88"><text:span text:style-name="Source_20_Text">ticketId</text:span></text:p>
        </text:list-item>
        <text:list-item>
          <text:p text:style-name="P88"><text:span text:style-name="Source_20_Text">userId</text:span></text:p>
        </text:list-item>
        <text:list-item>
          <text:p text:style-name="P88"><text:span text:style-name="Source_20_Text">modelId</text:span></text:p>
        </text:list-item>
        <text:list-item>
          <text:p text:style-name="P88"><text:soft-page-break/><text:span text:style-name="Source_20_Text">rewardType</text:span></text:p>
        </text:list-item>
        <text:list-item>
          <text:p text:style-name="P88"><text:span text:style-name="Source_20_Text">tokenId</text:span></text:p>
        </text:list-item>
        <text:list-item>
          <text:p text:style-name="P88"><text:span text:style-name="Source_20_Text">quantity</text:span></text:p>
        </text:list-item>
        <text:list-item>
          <text:p text:style-name="P88"><text:span text:style-name="Source_20_Text">expiresAt</text:span></text:p>
        </text:list-item>
        <text:list-item>
          <text:p text:style-name="P88"><text:span text:style-name="Source_20_Text">claimedAt</text:span></text:p>
        </text:list-item>
      </text:list>
      <text:p text:style-name="P22"/>
      <text:h text:style-name="P20" text:outline-level="2">10) Непорушні правила (чітко)</text:h>
      <text:list text:style-name="L84">
        <text:list-item>
          <text:p text:style-name="P89">Gold NFT <text:span text:style-name="Strong_20_Emphasis">не</text:span> дає ownership</text:p>
        </text:list-item>
        <text:list-item>
          <text:p text:style-name="P89">Gold NFT <text:span text:style-name="Strong_20_Emphasis">не</text:span> дає download LoRA за замовчуванням</text:p>
        </text:list-item>
        <text:list-item>
          <text:p text:style-name="P89">Diamond NFT визначає ownership і може включати download (policy-driven)</text:p>
        </text:list-item>
        <text:list-item>
          <text:p text:style-name="P89">Marketplace — не окремий екран; це стани профілю</text:p>
        </text:list-item>
        <text:list-item>
          <text:p text:style-name="P89">Доступ до gated секцій контролюється entitlements</text:p>
        </text:list-item>
        <text:list-item>
          <text:p text:style-name="P89">Усі критичні права мають відображатися в LoRA Passport і бути узгоджені з NFT rights scope</text:p>
        </text:list-item>
        <text:list-item>
          <text:p text:style-name="P89">NFT зберігає посилання на off-chain manifest + hash для верифікації</text:p>
        </text:list-item>
      </text:list>
      <text:p text:style-name="P22"><text:span text:style-name="Strong_20_Emphasis"/></text:p>
      <text:h text:style-name="P20" text:outline-level="2">Етап 4/5 — Game Layer, Gold Economy loops, perks/boosts, daily actions, logging/analytics, anti-abuse (максимально прикладно)</text:h>
      <text:p text:style-name="P21"><text:span text:style-name="Strong_20_Emphasis">Мета етапу 4:</text:span> зафіксувати, як саме працює “життя платформи”: ігри, дропи, щоденні дії, бафи від perks, економічні цикли, логування і анти-чит.<text:line-break/>Це потрібно, щоб Codex не “вигадував”, а реалізовував по канону.</text:p>
      <text:p text:style-name="P22"/>
      <text:h text:style-name="P20" text:outline-level="2">1) Принципи Game Layer (канон)</text:h>
      <text:h text:style-name="P23" text:outline-level="3">1.1 Games = Activation + Retention, не “просто розвага”</text:h>
      <text:p text:style-name="Text_20_body">Ігровий шар у Synthara:</text:p>
      <text:list text:style-name="L85">
        <text:list-item>
          <text:p text:style-name="P90">підвищує цінність Gold</text:p>
        </text:list-item>
        <text:list-item>
          <text:p text:style-name="P90">створює причину повертатись щодня/щотижня</text:p>
        </text:list-item>
        <text:list-item>
          <text:p text:style-name="P90">робить NFT “виграними”, а не “купленими”</text:p>
        </text:list-item>
      </text:list>
      <text:h text:style-name="P23" text:outline-level="3">1.2 Gold Gate</text:h>
      <text:p text:style-name="Text_20_body"><text:span text:style-name="Strong_20_Emphasis">Gold NFT = квиток в активні режими.</text:span></text:p>
      <text:list text:style-name="L86">
        <text:list-item>
          <text:p text:style-name="P91">без Gold → spectator / preview (обмежено)</text:p>
        </text:list-item>
        <text:list-item>
          <text:p text:style-name="P91"><text:soft-page-break/>з Gold → player</text:p>
        </text:list-item>
      </text:list>
      <text:p text:style-name="Text_20_body">Це:</text:p>
      <text:list text:style-name="L87">
        <text:list-item>
          <text:p text:style-name="P92">відсікає ботів</text:p>
        </text:list-item>
        <text:list-item>
          <text:p text:style-name="P92">підвищує quality users</text:p>
        </text:list-item>
        <text:list-item>
          <text:p text:style-name="P92">збільшує LTV</text:p>
        </text:list-item>
      </text:list>
      <text:p text:style-name="P22"/>
      <text:h text:style-name="P20" text:outline-level="2">2) Основні режими (канонічний набір)</text:h>
      <text:h text:style-name="P23" text:outline-level="3">2.1 Only Durak — Model Room (база)</text:h>
      <text:p text:style-name="Text_20_body"><text:span text:style-name="Strong_20_Emphasis">Кімната на 3 гравців:</text:span></text:p>
      <text:list text:style-name="L88">
        <text:list-item>
          <text:p text:style-name="P93">1 “Model seat” (AI-персона як аватар/бренд)</text:p>
        </text:list-item>
        <text:list-item>
          <text:p text:style-name="P93">2 фанати (Gold holders)</text:p>
        </text:list-item>
        <text:list-item>
          <text:p text:style-name="P93">сесія = 5 ігор</text:p>
        </text:list-item>
      </text:list>
      <text:p text:style-name="Text_20_body"><text:span text:style-name="Strong_20_Emphasis">Нагороди (канон):</text:span></text:p>
      <text:list text:style-name="L89">
        <text:list-item>
          <text:p text:style-name="P94">якщо фан 2 рази підряд “ставить дурака” моделі → <text:span text:style-name="Strong_20_Emphasis">JOKER_RED (model-linked)</text:span></text:p>
        </text:list-item>
        <text:list-item>
          <text:p text:style-name="P94">далі матч/раунд за <text:span text:style-name="Strong_20_Emphasis">JOKER_BLACK</text:span> (може виграти будь-хто)</text:p>
        </text:list-item>
        <text:list-item>
          <text:p text:style-name="P94">після сесії: можливий <text:span text:style-name="Strong_20_Emphasis">обмін NFT</text:span> між фанами (trade) для збору сетів</text:p>
        </text:list-item>
      </text:list>
      <text:p text:style-name="P21">Примітка: правила карткової гри можуть еволюціонувати, але reward logic фіксуємо тут.</text:p>
      <text:h text:style-name="P23" text:outline-level="3">2.2 Weekly Gold Tournament (для утримання)</text:h>
      <text:list text:style-name="L90">
        <text:list-item>
          <text:p text:style-name="P95">доступ тільки для Gold holders</text:p>
        </text:list-item>
        <text:list-item>
          <text:p text:style-name="P95">обмежена кількість слотів</text:p>
        </text:list-item>
        <text:list-item>
          <text:p text:style-name="P95">нагороди: Gold NFTs (game drop), trophies, early access до дропів</text:p>
        </text:list-item>
      </text:list>
      <text:h text:style-name="P23" text:outline-level="3">2.3 Limited-time Events (для вірусності)</text:h>
      <text:list text:style-name="L91">
        <text:list-item>
          <text:p text:style-name="P96">“Weekend vs Ember Rayne”</text:p>
        </text:list-item>
        <text:list-item>
          <text:p text:style-name="P96">“Holiday drop”</text:p>
        </text:list-item>
        <text:list-item>
          <text:p text:style-name="P96">“New LoRA version celebration”<text:line-break/>Нагороди:</text:p>
        </text:list-item>
        <text:list-item>
          <text:p text:style-name="P96">limited NFTs</text:p>
        </text:list-item>
        <text:list-item>
          <text:p text:style-name="P96">perks boosts</text:p>
        </text:list-item>
        <text:list-item>
          <text:p text:style-name="P96">whitelist на майбутній аукціон</text:p>
        </text:list-item>
      </text:list>
      <text:p text:style-name="P22"/>
      <text:h text:style-name="P20" text:outline-level="2"><text:soft-page-break/>3) Gold Economy: як користувач “відчуває прогрес”</text:h>
      <text:h text:style-name="P23" text:outline-level="3">3.1 Що таке Gold у продукті</text:h>
      <text:p text:style-name="Text_20_body">Ми фіксуємо 2 різні сутності, щоб не плутати:</text:p>
      <text:list text:style-name="L92">
        <text:list-item>
          <text:p text:style-name="P97"><text:span text:style-name="Strong_20_Emphasis">Gold NFT (on-chain)</text:span> — membership/доступ/статус (Етап 3)</text:p>
        </text:list-item>
        <text:list-item>
          <text:p text:style-name="P97"><text:span text:style-name="Strong_20_Emphasis">Gold Points (off-chain)</text:span> — внутрішня валюта для:</text:p>
          <text:list>
            <text:list-item>
              <text:p text:style-name="P97">perks shop</text:p>
            </text:list-item>
            <text:list-item>
              <text:p text:style-name="P97">daily rewards</text:p>
            </text:list-item>
            <text:list-item>
              <text:p text:style-name="P97">“earning actions”</text:p>
            </text:list-item>
            <text:list-item>
              <text:p text:style-name="P97">мотивації грати</text:p>
            </text:list-item>
          </text:list>
        </text:list-item>
      </text:list>
      <text:p text:style-name="P21">Це дозволяє робити щоденні цикли без газу/он-чейн фрикції.<text:line-break/>Gold Points не є токеном і не є інвестиційним активом (важливо для ризиків).</text:p>
      <text:h text:style-name="P23" text:outline-level="3">3.2 Взаємозв’язок</text:h>
      <text:list text:style-name="L93">
        <text:list-item>
          <text:p text:style-name="P98">Gold NFT → відкриває можливість заробляти/витрачати Gold Points ефективніше (boost)</text:p>
        </text:list-item>
        <text:list-item>
          <text:p text:style-name="P98">Gold Points → не заміняє Gold NFT, а стимулює активність всередині</text:p>
        </text:list-item>
      </text:list>
      <text:p text:style-name="P22"/>
      <text:h text:style-name="P20" text:outline-level="2">4) Earning Actions (список канонічних дій)</text:h>
      <text:h text:style-name="P23" text:outline-level="3">4.1 Базові дії (MVP-friendly)</text:h>
      <text:list text:style-name="L94">
        <text:list-item>
          <text:p text:style-name="P99"><text:span text:style-name="Source_20_Text">DAILY_CHECK_IN</text:span> (щоденний чек-ін)</text:p>
        </text:list-item>
        <text:list-item>
          <text:p text:style-name="P99"><text:span text:style-name="Source_20_Text">PLAY_MATCH</text:span> (зіграв матч)</text:p>
        </text:list-item>
        <text:list-item>
          <text:p text:style-name="P99"><text:span text:style-name="Source_20_Text">WIN_MATCH</text:span> (виграв)</text:p>
        </text:list-item>
        <text:list-item>
          <text:p text:style-name="P99"><text:span text:style-name="Source_20_Text">COMPLETE_SESSION</text:span> (зіграв 5 ігор у Model Room)</text:p>
        </text:list-item>
        <text:list-item>
          <text:p text:style-name="P99"><text:span text:style-name="Source_20_Text">VIEW_MODEL_PROFILE</text:span> (обмежено/анти-фарм)</text:p>
        </text:list-item>
        <text:list-item>
          <text:p text:style-name="P99"><text:span text:style-name="Source_20_Text">SHARE_PROFILE</text:span> (потрібні анти-аб’юз правила)</text:p>
        </text:list-item>
        <text:list-item>
          <text:p text:style-name="P99"><text:span text:style-name="Source_20_Text">INVITE_FRIEND</text:span> (коли буде referral)</text:p>
        </text:list-item>
        <text:list-item>
          <text:p text:style-name="P99"><text:span text:style-name="Source_20_Text">COLLECT_SET_PROGRESS</text:span> (збір карт/сетів)</text:p>
        </text:list-item>
      </text:list>
      <text:h text:style-name="P23" text:outline-level="3">4.2 Анти-фарм принцип (must-have)</text:h>
      <text:p text:style-name="Text_20_body">Дії типу “view/share”:</text:p>
      <text:list text:style-name="L95">
        <text:list-item>
          <text:p text:style-name="P100">мають <text:span text:style-name="Strong_20_Emphasis">ліміти</text:span></text:p>
        </text:list-item>
        <text:list-item>
          <text:p text:style-name="P100">мають <text:span text:style-name="Strong_20_Emphasis">cooldown</text:span></text:p>
        </text:list-item>
        <text:list-item>
          <text:p text:style-name="P100">мають <text:span text:style-name="Strong_20_Emphasis">фільтр на підозрілу активність</text:span></text:p>
        </text:list-item>
      </text:list>
      <text:p text:style-name="Text_20_body"><text:soft-page-break/>Приклад канону:</text:p>
      <text:list text:style-name="L96">
        <text:list-item>
          <text:p text:style-name="P101">VIEW_MODEL_PROFILE → максимум 5 на день, тільки унікальні моделі</text:p>
        </text:list-item>
        <text:list-item>
          <text:p text:style-name="P101">SHARE_PROFILE → 1/день на модель, + вимога “open link” (коли буде tracking)</text:p>
        </text:list-item>
      </text:list>
      <text:p text:style-name="P22"/>
      <text:h text:style-name="P20" text:outline-level="2">5) Daily Claim (щоденна нагорода) — точна логіка</text:h>
      <text:h text:style-name="P23" text:outline-level="3">5.1 Правило</text:h>
      <text:p text:style-name="Text_20_body">Daily Claim — це не NFT, а <text:span text:style-name="Strong_20_Emphasis">Gold Points</text:span>.</text:p>
      <text:h text:style-name="P23" text:outline-level="3">5.2 Базова формула (канон)</text:h>
      <text:list text:style-name="L97">
        <text:list-item>
          <text:p text:style-name="P102">base reward = <text:span text:style-name="Source_20_Text">X</text:span></text:p>
        </text:list-item>
        <text:list-item>
          <text:p text:style-name="P102">streak bonus: +<text:span text:style-name="Source_20_Text">Y</text:span> за кожен день підряд до cap</text:p>
        </text:list-item>
        <text:list-item>
          <text:p text:style-name="P102">Gold NFT holder bonus: множник або +%</text:p>
        </text:list-item>
      </text:list>
      <text:p text:style-name="Text_20_body">Приклад (без конкретних цифр у коді, але логіка фіксована):</text:p>
      <text:list text:style-name="L98">
        <text:list-item>
          <text:p text:style-name="P103"><text:span text:style-name="Source_20_Text">reward = base + min(streak, cap)*streakAdd</text:span></text:p>
        </text:list-item>
        <text:list-item>
          <text:p text:style-name="P103">якщо користувач має Gold NFT цієї моделі або глобальний Gold статус → <text:span text:style-name="Source_20_Text">reward *= holderMultiplier</text:span></text:p>
        </text:list-item>
      </text:list>
      <text:h text:style-name="P23" text:outline-level="3">5.3 Cooldown/State</text:h>
      <text:list text:style-name="L99">
        <text:list-item>
          <text:p text:style-name="P104">один claim кожні 24h (по UTC або по user timezone — в MVP по UTC)</text:p>
        </text:list-item>
        <text:list-item>
          <text:p text:style-name="P104"><text:span text:style-name="Source_20_Text">dailyClaimState</text:span>:</text:p>
          <text:list>
            <text:list-item>
              <text:p text:style-name="P104"><text:span text:style-name="Source_20_Text">lastClaimAt</text:span></text:p>
            </text:list-item>
            <text:list-item>
              <text:p text:style-name="P104"><text:span text:style-name="Source_20_Text">currentStreak</text:span></text:p>
            </text:list-item>
            <text:list-item>
              <text:p text:style-name="P104"><text:span text:style-name="Source_20_Text">totalClaimed</text:span></text:p>
            </text:list-item>
          </text:list>
        </text:list-item>
      </text:list>
      <text:p text:style-name="P22"/>
      <text:h text:style-name="P20" text:outline-level="2">6) Perks Shop (Gold Shop) — канон</text:h>
      <text:h text:style-name="P23" text:outline-level="3">6.1 Perks = off-chain предмети з ефектами</text:h>
      <text:p text:style-name="Text_20_body">Perks купуються за <text:span text:style-name="Strong_20_Emphasis">Gold Points</text:span> і зберігаються у профілі користувача (Inventory).</text:p>
      <text:p text:style-name="Text_20_body">Категорії perks:</text:p>
      <text:list text:style-name="L100">
        <text:list-item>
          <text:p text:style-name="P105"><text:span text:style-name="Strong_20_Emphasis">Boosts</text:span> (підсилюють earning)</text:p>
        </text:list-item>
        <text:list-item>
          <text:p text:style-name="P105"><text:span text:style-name="Strong_20_Emphasis">Game modifiers</text:span> (впливають на нагороди/шанс дропу)</text:p>
        </text:list-item>
        <text:list-item>
          <text:p text:style-name="P105"><text:span text:style-name="Strong_20_Emphasis">Cosmetics</text:span> (бейджі, рамки, профільні елементи)</text:p>
        </text:list-item>
        <text:list-item>
          <text:p text:style-name="P105"><text:span text:style-name="Strong_20_Emphasis">Access perks</text:span> (тимчасовий доступ до Gold-only секцій, якщо дозволено політикою)</text:p>
        </text:list-item>
      </text:list>
      <text:h text:style-name="P23" text:outline-level="3"><text:soft-page-break/>6.2 Perk canonical fields</text:h>
      <text:p text:style-name="Text_20_body"><text:span text:style-name="Source_20_Text">PerkDefinition</text:span>:</text:p>
      <text:list text:style-name="L101">
        <text:list-item>
          <text:p text:style-name="P106"><text:span text:style-name="Source_20_Text">perkId</text:span></text:p>
        </text:list-item>
        <text:list-item>
          <text:p text:style-name="P106"><text:span text:style-name="Source_20_Text">name</text:span></text:p>
        </text:list-item>
        <text:list-item>
          <text:p text:style-name="P106"><text:span text:style-name="Source_20_Text">description</text:span></text:p>
        </text:list-item>
        <text:list-item>
          <text:p text:style-name="P106"><text:span text:style-name="Source_20_Text">type</text:span> = BOOST | GAME | COSMETIC | ACCESS</text:p>
        </text:list-item>
        <text:list-item>
          <text:p text:style-name="P106"><text:span text:style-name="Source_20_Text">costGoldPoints</text:span></text:p>
        </text:list-item>
        <text:list-item>
          <text:p text:style-name="P106"><text:span text:style-name="Source_20_Text">durationType</text:span> = PERMANENT | TIME_LIMITED | USES</text:p>
        </text:list-item>
        <text:list-item>
          <text:p text:style-name="P106"><text:span text:style-name="Source_20_Text">durationValue</text:span> (days або uses)</text:p>
        </text:list-item>
        <text:list-item>
          <text:p text:style-name="P106"><text:span text:style-name="Source_20_Text">stackingRule</text:span> = NONE | ADDITIVE | MULTIPLICATIVE</text:p>
        </text:list-item>
        <text:list-item>
          <text:p text:style-name="P106"><text:span text:style-name="Source_20_Text">effects[]</text:span> (структуровано)</text:p>
        </text:list-item>
      </text:list>
      <text:h text:style-name="P23" text:outline-level="3">6.3 Effects schema (must-have)</text:h>
      <text:p text:style-name="Text_20_body"><text:span text:style-name="Source_20_Text">effects[]</text:span> має бути машиночитним:</text:p>
      <text:list text:style-name="L102">
        <text:list-item>
          <text:p text:style-name="P107"><text:span text:style-name="Source_20_Text">EARNING_MULTIPLIER</text:span> (наприклад +10%)</text:p>
        </text:list-item>
        <text:list-item>
          <text:p text:style-name="P107"><text:span text:style-name="Source_20_Text">DROP_CHANCE_BONUS</text:span> (наприклад +2%)</text:p>
        </text:list-item>
        <text:list-item>
          <text:p text:style-name="P107"><text:span text:style-name="Source_20_Text">DAILY_CLAIM_BONUS</text:span> (+X або +%)</text:p>
        </text:list-item>
        <text:list-item>
          <text:p text:style-name="P107"><text:span text:style-name="Source_20_Text">ENTRY_FEE_DISCOUNT</text:span> (коли введемо fees)</text:p>
        </text:list-item>
        <text:list-item>
          <text:p text:style-name="P107"><text:span text:style-name="Source_20_Text">XP_BONUS</text:span> (якщо буде XP/levels)</text:p>
        </text:list-item>
      </text:list>
      <text:p text:style-name="P22"/>
      <text:h text:style-name="P20" text:outline-level="2">7) Perks Effects (як вони застосовуються) — чіткі правила</text:h>
      <text:h text:style-name="P23" text:outline-level="3">7.1 Rule: Effects apply at “Reward Calculation”</text:h>
      <text:p text:style-name="Text_20_body">Усі бафи застосовуються в одному місці: <text:span text:style-name="Strong_20_Emphasis">Reward Engine</text:span>.</text:p>
      <text:p text:style-name="Text_20_body"><text:span text:style-name="Strong_20_Emphasis">Reward Engine</text:span> отримує:</text:p>
      <text:list text:style-name="L103">
        <text:list-item>
          <text:p text:style-name="P108">action (PLAY_MATCH, WIN_MATCH…)</text:p>
        </text:list-item>
        <text:list-item>
          <text:p text:style-name="P108">базову нагороду</text:p>
        </text:list-item>
        <text:list-item>
          <text:p text:style-name="P108">активні perks</text:p>
        </text:list-item>
        <text:list-item>
          <text:p text:style-name="P108">статус holder (Gold NFT чи ні)</text:p>
        </text:list-item>
        <text:list-item>
          <text:p text:style-name="P108">event modifiers (якщо йде івент)</text:p>
        </text:list-item>
      </text:list>
      <text:p text:style-name="Text_20_body">і повертає:</text:p>
      <text:list text:style-name="L104">
        <text:list-item>
          <text:p text:style-name="P109"><text:span text:style-name="Source_20_Text">finalGoldPoints</text:span></text:p>
        </text:list-item>
        <text:list-item>
          <text:p text:style-name="P109"><text:span text:style-name="Source_20_Text">rewardTickets</text:span> (якщо NFT drop eligibility)</text:p>
        </text:list-item>
        <text:list-item>
          <text:p text:style-name="P109"><text:soft-page-break/><text:span text:style-name="Source_20_Text">logs</text:span></text:p>
        </text:list-item>
      </text:list>
      <text:h text:style-name="P23" text:outline-level="3">7.2 Stacking rules</text:h>
      <text:list text:style-name="L105">
        <text:list-item>
          <text:p text:style-name="P110">якщо stackingRule = NONE → бере лише найсильніший</text:p>
        </text:list-item>
        <text:list-item>
          <text:p text:style-name="P110">ADDITIVE → сумує %</text:p>
        </text:list-item>
        <text:list-item>
          <text:p text:style-name="P110">MULTIPLICATIVE → множить коефіцієнти</text:p>
        </text:list-item>
      </text:list>
      <text:p text:style-name="Text_20_body">Канон:</text:p>
      <text:list text:style-name="L106">
        <text:list-item>
          <text:p text:style-name="P111">holder бонус = MULTIPLICATIVE</text:p>
        </text:list-item>
        <text:list-item>
          <text:p text:style-name="P111">perks бонуси = ADDITIVE (в MVP простіше)</text:p>
        </text:list-item>
        <text:list-item>
          <text:p text:style-name="P111">event бонус = MULTIPLICATIVE (бо це “свято”)</text:p>
        </text:list-item>
      </text:list>
      <text:p text:style-name="P22"/>
      <text:h text:style-name="P20" text:outline-level="2">8) NFT Drops через ігри (Reward Tickets) — канон</text:h>
      <text:h text:style-name="P23" text:outline-level="3">8.1 Ніщо не мінтиться автоматично “тихо”</text:h>
      <text:p text:style-name="Text_20_body">Щоб уникнути проблем з газом і чітами:</text:p>
      <text:list text:style-name="L107">
        <text:list-item>
          <text:p text:style-name="P112">гра створює <text:span text:style-name="Strong_20_Emphasis">RewardTicket</text:span> (off-chain)</text:p>
        </text:list-item>
        <text:list-item>
          <text:p text:style-name="P112">користувач натискає <text:span text:style-name="Strong_20_Emphasis">Claim Reward</text:span></text:p>
        </text:list-item>
        <text:list-item>
          <text:p text:style-name="P112">тоді відбувається mint (он-чейн)</text:p>
        </text:list-item>
      </text:list>
      <text:h text:style-name="P23" text:outline-level="3">8.2 Drop types</text:h>
      <text:list text:style-name="L108">
        <text:list-item>
          <text:p text:style-name="P113"><text:span text:style-name="Source_20_Text">GAME_GOLD_NFT_DROP</text:span> (Gold NFT як нагорода)</text:p>
        </text:list-item>
        <text:list-item>
          <text:p text:style-name="P113"><text:span text:style-name="Source_20_Text">JOKER_RED_DROP</text:span></text:p>
        </text:list-item>
        <text:list-item>
          <text:p text:style-name="P113"><text:span text:style-name="Source_20_Text">JOKER_BLACK_DROP</text:span></text:p>
        </text:list-item>
        <text:list-item>
          <text:p text:style-name="P113"><text:span text:style-name="Source_20_Text">CARD_SET_DROP</text:span></text:p>
        </text:list-item>
        <text:list-item>
          <text:p text:style-name="P113"><text:span text:style-name="Source_20_Text">TROPHY_DROP</text:span></text:p>
        </text:list-item>
      </text:list>
      <text:h text:style-name="P23" text:outline-level="3">8.3 Drop chance</text:h>
      <text:p text:style-name="Text_20_body">Drop chance визначається:</text:p>
      <text:list text:style-name="L109">
        <text:list-item>
          <text:p text:style-name="P114">базова ймовірність</text:p>
        </text:list-item>
        <text:list-item>
          <text:p text:style-name="P114">boosts (perks)</text:p>
        </text:list-item>
        <text:list-item>
          <text:p text:style-name="P114">event modifiers</text:p>
        </text:list-item>
        <text:list-item>
          <text:p text:style-name="P114">fairness rules (pity timer)</text:p>
        </text:list-item>
      </text:list>
      <text:p text:style-name="P22"/>
      <text:h text:style-name="P20" text:outline-level="2"><text:soft-page-break/>9) Inventory (NFT Inventory + Perks Inventory) — канонічна модель</text:h>
      <text:h text:style-name="P23" text:outline-level="3">9.1 NFT Inventory</text:h>
      <text:list text:style-name="L110">
        <text:list-item>
          <text:p text:style-name="P115">відображення on-chain токенів (read-only)</text:p>
        </text:list-item>
        <text:list-item>
          <text:p text:style-name="P115">групування по:</text:p>
          <text:list>
            <text:list-item>
              <text:p text:style-name="P115">Model</text:p>
            </text:list-item>
            <text:list-item>
              <text:p text:style-name="P115">Type (Gold/Diamond/Game)</text:p>
            </text:list-item>
            <text:list-item>
              <text:p text:style-name="P115">Rarity</text:p>
            </text:list-item>
          </text:list>
        </text:list-item>
      </text:list>
      <text:h text:style-name="P23" text:outline-level="3">9.2 Perks Inventory (off-chain)</text:h>
      <text:p text:style-name="Text_20_body"><text:span text:style-name="Source_20_Text">UserPerkInventoryItem</text:span>:</text:p>
      <text:list text:style-name="L111">
        <text:list-item>
          <text:p text:style-name="P116"><text:span text:style-name="Source_20_Text">perkId</text:span></text:p>
        </text:list-item>
        <text:list-item>
          <text:p text:style-name="P116"><text:span text:style-name="Source_20_Text">acquiredAt</text:span></text:p>
        </text:list-item>
        <text:list-item>
          <text:p text:style-name="P116"><text:span text:style-name="Source_20_Text">expiresAt</text:span> або <text:span text:style-name="Source_20_Text">remainingUses</text:span></text:p>
        </text:list-item>
        <text:list-item>
          <text:p text:style-name="P116"><text:span text:style-name="Source_20_Text">isActive</text:span> (якщо потрібна активація)</text:p>
        </text:list-item>
        <text:list-item>
          <text:p text:style-name="P116"><text:span text:style-name="Source_20_Text">source</text:span> = SHOP | EVENT | REWARD</text:p>
        </text:list-item>
      </text:list>
      <text:p text:style-name="P22"/>
      <text:h text:style-name="P20" text:outline-level="2">10) Logging &amp; Analytics (те, що ти просив “до деталей”)</text:h>
      <text:h text:style-name="P23" text:outline-level="3">10.1 Чому це must-have</text:h>
      <text:p text:style-name="Text_20_body">Без логування:</text:p>
      <text:list text:style-name="L112">
        <text:list-item>
          <text:p text:style-name="P117">немає анти-чит</text:p>
        </text:list-item>
        <text:list-item>
          <text:p text:style-name="P117">немає ретеншн аналітики</text:p>
        </text:list-item>
        <text:list-item>
          <text:p text:style-name="P117">немає “success metrics” для інвестора</text:p>
        </text:list-item>
        <text:list-item>
          <text:p text:style-name="P117">немає правильної економіки</text:p>
        </text:list-item>
      </text:list>
      <text:h text:style-name="P23" text:outline-level="3">10.2 Події, які логуються (Event Log)</text:h>
      <text:p text:style-name="Text_20_body">Канонічні події:</text:p>
      <text:list text:style-name="L113">
        <text:list-item>
          <text:p text:style-name="P118"><text:span text:style-name="Source_20_Text">AUTH_LOGIN</text:span> (email/wallet)</text:p>
        </text:list-item>
        <text:list-item>
          <text:p text:style-name="P118"><text:span text:style-name="Source_20_Text">WALLET_LINKED</text:span></text:p>
        </text:list-item>
        <text:list-item>
          <text:p text:style-name="P118"><text:span text:style-name="Source_20_Text">PROFILE_VIEWED</text:span> (з модельId)</text:p>
        </text:list-item>
        <text:list-item>
          <text:p text:style-name="P118"><text:span text:style-name="Source_20_Text">GOLD_NFT_PURCHASED</text:span></text:p>
        </text:list-item>
        <text:list-item>
          <text:p text:style-name="P118"><text:span text:style-name="Source_20_Text">GOLD_POINTS_EARNED</text:span></text:p>
        </text:list-item>
        <text:list-item>
          <text:p text:style-name="P118"><text:span text:style-name="Source_20_Text">GOLD_POINTS_SPENT</text:span></text:p>
        </text:list-item>
        <text:list-item>
          <text:p text:style-name="P118"><text:soft-page-break/><text:span text:style-name="Source_20_Text">PERK_PURCHASED</text:span></text:p>
        </text:list-item>
        <text:list-item>
          <text:p text:style-name="P118"><text:span text:style-name="Source_20_Text">PERK_ACTIVATED</text:span> (якщо є)</text:p>
        </text:list-item>
        <text:list-item>
          <text:p text:style-name="P118"><text:span text:style-name="Source_20_Text">GAME_MATCH_STARTED</text:span></text:p>
        </text:list-item>
        <text:list-item>
          <text:p text:style-name="P118"><text:span text:style-name="Source_20_Text">GAME_MATCH_ENDED</text:span></text:p>
        </text:list-item>
        <text:list-item>
          <text:p text:style-name="P118"><text:span text:style-name="Source_20_Text">REWARD_TICKET_CREATED</text:span></text:p>
        </text:list-item>
        <text:list-item>
          <text:p text:style-name="P118"><text:span text:style-name="Source_20_Text">REWARD_CLAIMED</text:span></text:p>
        </text:list-item>
        <text:list-item>
          <text:p text:style-name="P118"><text:span text:style-name="Source_20_Text">NFT_MINT_CONFIRMED</text:span></text:p>
        </text:list-item>
      </text:list>
      <text:p text:style-name="Text_20_body">Кожна подія має:</text:p>
      <text:list text:style-name="L114">
        <text:list-item>
          <text:p text:style-name="P119"><text:span text:style-name="Source_20_Text">eventId</text:span></text:p>
        </text:list-item>
        <text:list-item>
          <text:p text:style-name="P119"><text:span text:style-name="Source_20_Text">userId</text:span></text:p>
        </text:list-item>
        <text:list-item>
          <text:p text:style-name="P119"><text:span text:style-name="Source_20_Text">modelId?</text:span></text:p>
        </text:list-item>
        <text:list-item>
          <text:p text:style-name="P119"><text:span text:style-name="Source_20_Text">timestamp</text:span></text:p>
        </text:list-item>
        <text:list-item>
          <text:p text:style-name="P119"><text:span text:style-name="Source_20_Text">metadata</text:span> (JSON)</text:p>
        </text:list-item>
      </text:list>
      <text:h text:style-name="P23" text:outline-level="3">10.3 Мінімальні KPI (вбудовані в систему)</text:h>
      <text:list text:style-name="L115">
        <text:list-item>
          <text:p text:style-name="P120">DAU/WAU/MAU</text:p>
        </text:list-item>
        <text:list-item>
          <text:p text:style-name="P120">Retention D1/D7/D30</text:p>
        </text:list-item>
        <text:list-item>
          <text:p text:style-name="P120">Conversion:</text:p>
          <text:list>
            <text:list-item>
              <text:p text:style-name="P120">Profile view → Gold purchase</text:p>
            </text:list-item>
            <text:list-item>
              <text:p text:style-name="P120">Gold holder → Play match</text:p>
            </text:list-item>
            <text:list-item>
              <text:p text:style-name="P120">Play match → Claim reward</text:p>
            </text:list-item>
          </text:list>
        </text:list-item>
        <text:list-item>
          <text:p text:style-name="P120">ARPPU (пізніше)</text:p>
        </text:list-item>
        <text:list-item>
          <text:p text:style-name="P120">Top models:</text:p>
          <text:list>
            <text:list-item>
              <text:p text:style-name="P120">most played</text:p>
            </text:list-item>
            <text:list-item>
              <text:p text:style-name="P120">most purchased Gold</text:p>
            </text:list-item>
            <text:list-item>
              <text:p text:style-name="P120">highest retention</text:p>
            </text:list-item>
          </text:list>
        </text:list-item>
      </text:list>
      <text:p text:style-name="P22"/>
      <text:h text:style-name="P20" text:outline-level="2">11) Anti-abuse / Fair Play (must-have правила)</text:h>
      <text:h text:style-name="P23" text:outline-level="3">11.1 Rate limits</text:h>
      <text:list text:style-name="L116">
        <text:list-item>
          <text:p text:style-name="P121">daily claim: 1/24h</text:p>
        </text:list-item>
        <text:list-item>
          <text:p text:style-name="P121">view/share actions: ліміт</text:p>
        </text:list-item>
        <text:list-item>
          <text:p text:style-name="P121">match rewards: ліміт по добі (або diminishing returns)</text:p>
        </text:list-item>
      </text:list>
      <text:h text:style-name="P23" text:outline-level="3"><text:soft-page-break/>11.2 Підозрілі патерни</text:h>
      <text:list text:style-name="L117">
        <text:list-item>
          <text:p text:style-name="P122">надто часті події</text:p>
        </text:list-item>
        <text:list-item>
          <text:p text:style-name="P122">повторювані IP/device fingerprints (якщо збираємо)</text:p>
        </text:list-item>
        <text:list-item>
          <text:p text:style-name="P122">ботоподібні сесії</text:p>
        </text:list-item>
        <text:list-item>
          <text:p text:style-name="P122">“claim без гри” — неможливо (RewardTicket required)</text:p>
        </text:list-item>
      </text:list>
      <text:h text:style-name="P23" text:outline-level="3">11.3 Pity timer (опційно, але рекомендовано)</text:h>
      <text:p text:style-name="Text_20_body">Якщо користувач довго не отримує drop — підвищуємо шанс до cap.<text:line-break/>Це різко покращує досвід і ретеншн.</text:p>
      <text:p text:style-name="P22"/>
      <text:h text:style-name="P20" text:outline-level="2">12) Read-only API (те, що тобі потрібно для поточних кроків)</text:h>
      <text:h text:style-name="P23" text:outline-level="3">12.1 Read-only означає:</text:h>
      <text:list text:style-name="L118">
        <text:list-item>
          <text:p text:style-name="P123">фронтенд читає дані</text:p>
        </text:list-item>
        <text:list-item>
          <text:p text:style-name="P123">бекенд не робить руйнівних операцій без auth</text:p>
        </text:list-item>
        <text:list-item>
          <text:p text:style-name="P123">NFT перевірки можуть бути read-only (chain query)</text:p>
        </text:list-item>
      </text:list>
      <text:h text:style-name="P23" text:outline-level="3">12.2 Основні read endpoints (канонічно)</text:h>
      <text:list text:style-name="L119">
        <text:list-item>
          <text:p text:style-name="P124"><text:span text:style-name="Source_20_Text">GET /models</text:span> (explore + filters)</text:p>
        </text:list-item>
        <text:list-item>
          <text:p text:style-name="P124"><text:span text:style-name="Source_20_Text">GET /models/:id</text:span> (profile state)</text:p>
        </text:list-item>
        <text:list-item>
          <text:p text:style-name="P124"><text:span text:style-name="Source_20_Text">GET /models/:id/lora</text:span> (passport + versions)</text:p>
        </text:list-item>
        <text:list-item>
          <text:p text:style-name="P124"><text:span text:style-name="Source_20_Text">GET /models/:id/gold</text:span> (gold series + perks)</text:p>
        </text:list-item>
        <text:list-item>
          <text:p text:style-name="P124"><text:span text:style-name="Source_20_Text">GET /games/rooms</text:span> (available rooms)</text:p>
        </text:list-item>
        <text:list-item>
          <text:p text:style-name="P124"><text:span text:style-name="Source_20_Text">GET /inventory/me</text:span> (NFT + perks)</text:p>
        </text:list-item>
        <text:list-item>
          <text:p text:style-name="P124"><text:span text:style-name="Source_20_Text">GET /entitlements/me</text:span></text:p>
        </text:list-item>
        <text:list-item>
          <text:p text:style-name="P124"><text:span text:style-name="Source_20_Text">GET /analytics/model/:id</text:span> (для creator dashboard — може бути admin-only)</text:p>
        </text:list-item>
      </text:list>
      <text:p text:style-name="P22"><text:span text:style-name="Strong_20_Emphasis"/></text:p>
      <text:h text:style-name="P20" text:outline-level="2">Етап 5/5 — Roadmap, Investor Speech, Codex Prompt Rules, Governance SSOT (фінальний, закріплюючий)</text:h>
      <text:p text:style-name="P21"><text:span text:style-name="Strong_20_Emphasis">Мета етапу 5:</text:span></text:p>
      <text:list text:style-name="L120">
        <text:list-item>
          <text:p text:style-name="P125">зафіксувати поетапний розвиток платформи (roadmap)</text:p>
        </text:list-item>
        <text:list-item>
          <text:p text:style-name="P125">дати готову мову для інвестора (short + long pitch)</text:p>
        </text:list-item>
        <text:list-item>
          <text:p text:style-name="P125"><text:soft-page-break/>створити <text:span text:style-name="Strong_20_Emphasis">Codex Prompt Rules</text:span>, щоб у всіх наступних чатах реалізація <text:span text:style-name="Strong_20_Emphasis">100% відповідала SSOT</text:span></text:p>
        </text:list-item>
        <text:list-item>
          <text:p text:style-name="P125">визначити правила оновлення документа (governance)</text:p>
        </text:list-item>
      </text:list>
      <text:p text:style-name="Text_20_body">Цей етап <text:span text:style-name="Strong_20_Emphasis">закриває SSOT v1.0 повністю</text:span>.</text:p>
      <text:p text:style-name="P22"/>
      <text:h text:style-name="P20" text:outline-level="2">I. ROADMAP SYNTHARA (канонічний)</text:h>
      <text:h text:style-name="P23" text:outline-level="3">Phase 0 — Foundation (теперішній стан)</text:h>
      <text:p text:style-name="Text_20_body"><text:span text:style-name="Strong_20_Emphasis">Мета:</text:span> зафіксувати архітектуру, не писати “хаотичний код”.</text:p>
      <text:list text:style-name="L121">
        <text:list-item>
          <text:p text:style-name="P126">SSOT v1.0 (цей документ)</text:p>
        </text:list-item>
        <text:list-item>
          <text:p text:style-name="P126">UX-логіка: Home / Profile / Game</text:p>
        </text:list-item>
        <text:list-item>
          <text:p text:style-name="P126">Канонічні сутності:</text:p>
          <text:list>
            <text:list-item>
              <text:p text:style-name="P126">User</text:p>
            </text:list-item>
            <text:list-item>
              <text:p text:style-name="P126">ModelProfile</text:p>
            </text:list-item>
            <text:list-item>
              <text:p text:style-name="P126">LoRAAsset / LoRAVersion</text:p>
            </text:list-item>
            <text:list-item>
              <text:p text:style-name="P126">GoldSeries</text:p>
            </text:list-item>
            <text:list-item>
              <text:p text:style-name="P126">UserEntitlements</text:p>
            </text:list-item>
          </text:list>
        </text:list-item>
        <text:list-item>
          <text:p text:style-name="P126">Read-only API</text:p>
        </text:list-item>
        <text:list-item>
          <text:p text:style-name="P126">Web2 + Web3 auth</text:p>
        </text:list-item>
        <text:list-item>
          <text:p text:style-name="P126">Mock або read-only NFT інтеграція</text:p>
        </text:list-item>
      </text:list>
      <text:p text:style-name="Text_20_body">👉 <text:span text:style-name="Strong_20_Emphasis">Результат:</text:span> платформа вже виглядає як “екосистема”, а не демо.</text:p>
      <text:p text:style-name="P22"/>
      <text:h text:style-name="P23" text:outline-level="3">Phase 1 — MVP (Public Alpha)</text:h>
      <text:p text:style-name="Text_20_body"><text:span text:style-name="Strong_20_Emphasis">Мета:</text:span> живі профілі + Gold economy без важкої он-чейн логіки.</text:p>
      <text:p text:style-name="Text_20_body"><text:span text:style-name="Strong_20_Emphasis">Функції:</text:span></text:p>
      <text:list text:style-name="L122">
        <text:list-item>
          <text:p text:style-name="P127">Публічні профілі AI-моделей</text:p>
        </text:list-item>
        <text:list-item>
          <text:p text:style-name="P127">Анкети (повний schema з Етапу 2)</text:p>
        </text:list-item>
        <text:list-item>
          <text:p text:style-name="P127">LoRA Passport (версії, політики, доступи)</text:p>
        </text:list-item>
        <text:list-item>
          <text:p text:style-name="P127">Gold NFT:</text:p>
          <text:list>
            <text:list-item>
              <text:p text:style-name="P127">fixed price mint</text:p>
            </text:list-item>
            <text:list-item>
              <text:p text:style-name="P127">read-only secondary view</text:p>
            </text:list-item>
          </text:list>
        </text:list-item>
        <text:list-item>
          <text:p text:style-name="P127">Gold Points:</text:p>
          <text:list>
            <text:list-item>
              <text:p text:style-name="P127">daily claim</text:p>
            </text:list-item>
            <text:list-item>
              <text:p text:style-name="P127"><text:soft-page-break/>earning actions</text:p>
            </text:list-item>
          </text:list>
        </text:list-item>
        <text:list-item>
          <text:p text:style-name="P127">Perks Shop (boosts)</text:p>
        </text:list-item>
        <text:list-item>
          <text:p text:style-name="P127">Only Durak:</text:p>
          <text:list>
            <text:list-item>
              <text:p text:style-name="P127">lobby</text:p>
            </text:list-item>
            <text:list-item>
              <text:p text:style-name="P127">Model Room (3 гравці)</text:p>
            </text:list-item>
            <text:list-item>
              <text:p text:style-name="P127">RewardTickets (off-chain)</text:p>
            </text:list-item>
          </text:list>
        </text:list-item>
        <text:list-item>
          <text:p text:style-name="P127">Logging &amp; analytics (core)</text:p>
        </text:list-item>
      </text:list>
      <text:p text:style-name="Text_20_body">👉 <text:span text:style-name="Strong_20_Emphasis">KPI:</text:span></text:p>
      <text:list text:style-name="L123">
        <text:list-item>
          <text:p text:style-name="P128">profile views → Gold conversion</text:p>
        </text:list-item>
        <text:list-item>
          <text:p text:style-name="P128">DAU/WAU</text:p>
        </text:list-item>
        <text:list-item>
          <text:p text:style-name="P128">% Gold holders who play games</text:p>
        </text:list-item>
      </text:list>
      <text:p text:style-name="P22"/>
      <text:h text:style-name="P23" text:outline-level="3">Phase 2 — Economy Expansion (Beta)</text:h>
      <text:p text:style-name="Text_20_body"><text:span text:style-name="Strong_20_Emphasis">Мета:</text:span> включити повну NFT-економіку.</text:p>
      <text:p text:style-name="Text_20_body"><text:span text:style-name="Strong_20_Emphasis">Функції:</text:span></text:p>
      <text:list text:style-name="L124">
        <text:list-item>
          <text:p text:style-name="P129">Diamond NFT mint + transfer</text:p>
        </text:list-item>
        <text:list-item>
          <text:p text:style-name="P129">Gold auctions</text:p>
        </text:list-item>
        <text:list-item>
          <text:p text:style-name="P129">Game NFT mint (Jokers, cards)</text:p>
        </text:list-item>
        <text:list-item>
          <text:p text:style-name="P129">Secondary market tracking</text:p>
        </text:list-item>
        <text:list-item>
          <text:p text:style-name="P129">Creator dashboard:</text:p>
          <text:list>
            <text:list-item>
              <text:p text:style-name="P129">earnings</text:p>
            </text:list-item>
            <text:list-item>
              <text:p text:style-name="P129">retention</text:p>
            </text:list-item>
            <text:list-item>
              <text:p text:style-name="P129">engagement</text:p>
            </text:list-item>
          </text:list>
        </text:list-item>
        <text:list-item>
          <text:p text:style-name="P129">Events engine (limited-time drops)</text:p>
        </text:list-item>
        <text:list-item>
          <text:p text:style-name="P129">Anti-abuse v2 (pity timer, heuristics)</text:p>
        </text:list-item>
      </text:list>
      <text:p text:style-name="Text_20_body">👉 <text:span text:style-name="Strong_20_Emphasis">KPI:</text:span></text:p>
      <text:list text:style-name="L125">
        <text:list-item>
          <text:p text:style-name="P130">secondary sales volume</text:p>
        </text:list-item>
        <text:list-item>
          <text:p text:style-name="P130">creator revenue</text:p>
        </text:list-item>
        <text:list-item>
          <text:p text:style-name="P130">repeat participation in events</text:p>
        </text:list-item>
      </text:list>
      <text:p text:style-name="P22"/>
      <text:h text:style-name="P23" text:outline-level="3">Phase 3 — Studio &amp; Composability (Gamma)</text:h>
      <text:p text:style-name="Text_20_body"><text:span text:style-name="Strong_20_Emphasis">Мета:</text:span> перетворити Synthara на LoRA infrastructure.</text:p>
      <text:p text:style-name="Text_20_body"><text:soft-page-break/><text:span text:style-name="Strong_20_Emphasis">Функції:</text:span></text:p>
      <text:list text:style-name="L126">
        <text:list-item>
          <text:p text:style-name="P131">My Studio (use LoRA inside platform)</text:p>
        </text:list-item>
        <text:list-item>
          <text:p text:style-name="P131">LoRA combinations (face + style + scene)</text:p>
        </text:list-item>
        <text:list-item>
          <text:p text:style-name="P131">Presets / Recipes</text:p>
        </text:list-item>
        <text:list-item>
          <text:p text:style-name="P131">API access (licensed)</text:p>
        </text:list-item>
        <text:list-item>
          <text:p text:style-name="P131">Dev/Studio access tier</text:p>
        </text:list-item>
        <text:list-item>
          <text:p text:style-name="P131">Expanded games (beyond Only Durak)</text:p>
        </text:list-item>
      </text:list>
      <text:p text:style-name="Text_20_body">👉 <text:span text:style-name="Strong_20_Emphasis">KPI:</text:span></text:p>
      <text:list text:style-name="L127">
        <text:list-item>
          <text:p text:style-name="P132">LoRA usage frequency</text:p>
        </text:list-item>
        <text:list-item>
          <text:p text:style-name="P132">studio session length</text:p>
        </text:list-item>
        <text:list-item>
          <text:p text:style-name="P132">B2B / studio revenue</text:p>
        </text:list-item>
      </text:list>
      <text:p text:style-name="P22"/>
      <text:h text:style-name="P23" text:outline-level="3">Phase 4 — Ecosystem &amp; Scale (Delta)</text:h>
      <text:p text:style-name="Text_20_body"><text:span text:style-name="Strong_20_Emphasis">Мета:</text:span> масштаб і network effects.</text:p>
      <text:list text:style-name="L128">
        <text:list-item>
          <text:p text:style-name="P133">Multiple game modes</text:p>
        </text:list-item>
        <text:list-item>
          <text:p text:style-name="P133">Cross-model events</text:p>
        </text:list-item>
        <text:list-item>
          <text:p text:style-name="P133">DAO / governance (опційно)</text:p>
        </text:list-item>
        <text:list-item>
          <text:p text:style-name="P133">Partner studios</text:p>
        </text:list-item>
        <text:list-item>
          <text:p text:style-name="P133">Mobile/web apps</text:p>
        </text:list-item>
        <text:list-item>
          <text:p text:style-name="P133">Brand collaborations</text:p>
        </text:list-item>
      </text:list>
      <text:p text:style-name="Text_20_body">👉 <text:span text:style-name="Strong_20_Emphasis">Endgame:</text:span><text:line-break/>Synthara = стандарт ринку AI-персон.</text:p>
      <text:p text:style-name="P22"/>
      <text:h text:style-name="P20" text:outline-level="2">II. INVESTOR SPEECH (готові тексти)</text:h>
      <text:h text:style-name="P23" text:outline-level="3">1) Short Pitch (30 секунд)</text:h>
      <text:p text:style-name="P21"><text:span text:style-name="Strong_20_Emphasis">Synthara — це інфраструктура власності AI-персон.</text:span></text:p>
      <text:p text:style-name="P21">Ми не продаємо картинки.<text:line-break/>Ми створюємо ринок, де AI-модель і її LoRA — це актив з паспортом, правами та економікою.</text:p>
      <text:p text:style-name="P21">NFT тут — не спекуляція, а механізм доступу й власності.<text:line-break/>Ігри та Gold economy створюють життя навколо моделей, а не разовий продаж.</text:p>
      <text:p text:style-name="P21">Це новий клас creator economy, який ще не має стандарту. Ми його будуємо.</text:p>
      <text:p text:style-name="P22"/>
      <text:h text:style-name="P23" text:outline-level="3"><text:soft-page-break/>2) Long Pitch (2–3 хвилини)</text:h>
      <text:p text:style-name="P21">Сьогодні AI-інфлюенсери і LoRA-моделі існують хаотично:<text:line-break/>файли, промпти, права — усе розкидано.<text:line-break/>Немає стандарту власності, передачі прав або довгострокової економіки.</text:p>
      <text:p text:style-name="P21"><text:span text:style-name="Strong_20_Emphasis">Synthara вирішує це.</text:span></text:p>
      <text:p text:style-name="P21">Ми створили платформу, де AI-персона — це актив:<text:line-break/>з паспортом, версіями, правилами використання і власністю через NFT.</text:p>
      <text:p text:style-name="P21">Diamond NFT представляє право власності.<text:line-break/>Gold NFT — участь, доступ і фан-економіку.</text:p>
      <text:p text:style-name="P21">Ігровий шар перетворює фанів у учасників, а не глядачів.</text:p>
      <text:p text:style-name="P21">Це не marketplace контенту.<text:line-break/>Це інфраструктура для нового покоління цифрових брендів.</text:p>
      <text:p text:style-name="P22"/>
      <text:h text:style-name="P20" text:outline-level="2">III. CODEX PROMPT RULES (КРИТИЧНО ВАЖЛИВО)</text:h>
      <text:p text:style-name="Text_20_body">Цей розділ <text:span text:style-name="Strong_20_Emphasis">обов’язковий</text:span> для кожного майстер-промпта.</text:p>
      <text:h text:style-name="P23" text:outline-level="3">1) Як правильно посилатись на SSOT</text:h>
      <text:p text:style-name="Text_20_body">Кожен Codex prompt <text:span text:style-name="Strong_20_Emphasis">повинен починатися з блоку:</text:span></text:p>
      <text:p text:style-name="P134"><text:span text:style-name="Source_20_Text">Context:</text:span></text:p>
      <text:p text:style-name="P134"><text:span text:style-name="Source_20_Text">This task must strictly follow "Synthara SSOT v1.0".</text:span></text:p>
      <text:p text:style-name="P134"><text:span text:style-name="Source_20_Text">Do not introduce new mechanics, roles, NFT types, or flows</text:span></text:p>
      <text:p text:style-name="P134"><text:span text:style-name="Source_20_Text">that are not explicitly described in SSOT.</text:span></text:p>
      <text:p text:style-name="P134"><text:span text:style-name="Source_20_Text">If something is missing — ask, do not assume.</text:span></text:p>
      <text:p text:style-name="P22"/>
      <text:h text:style-name="P23" text:outline-level="3">2) Заборонені дії для Codex</text:h>
      <text:p text:style-name="Text_20_body">Codex <text:span text:style-name="Strong_20_Emphasis">НЕ МОЖЕ</text:span>:</text:p>
      <text:list text:style-name="L129">
        <text:list-item>
          <text:p text:style-name="P135">придумувати нові NFT типи</text:p>
        </text:list-item>
        <text:list-item>
          <text:p text:style-name="P135">додавати “Marketplace tab”</text:p>
        </text:list-item>
        <text:list-item>
          <text:p text:style-name="P135">міняти значення Gold/Diamond ролей</text:p>
        </text:list-item>
        <text:list-item>
          <text:p text:style-name="P135">додавати download LoRA для Gold без явної вказівки</text:p>
        </text:list-item>
        <text:list-item>
          <text:p text:style-name="P135">міняти Game reward logic</text:p>
        </text:list-item>
        <text:list-item>
          <text:p text:style-name="P135">змінювати доступи без entitlements</text:p>
        </text:list-item>
      </text:list>
      <text:p text:style-name="P22"/>
      <text:h text:style-name="P23" text:outline-level="3">3) Обов’язкові перевірки перед кодом</text:h>
      <text:p text:style-name="Text_20_body">Кожен prompt повинен містити:</text:p>
      <text:list text:style-name="L130">
        <text:list-item>
          <text:p text:style-name="P136"><text:soft-page-break/>Which SSOT section applies (e.g. “SSOT 3.2 Gold NFT rules”)</text:p>
        </text:list-item>
        <text:list-item>
          <text:p text:style-name="P136">Scope: MVP / Beta / Gamma</text:p>
        </text:list-item>
        <text:list-item>
          <text:p text:style-name="P136">Read-only vs write actions</text:p>
        </text:list-item>
      </text:list>
      <text:p text:style-name="P22"/>
      <text:h text:style-name="P23" text:outline-level="3">4) Приклад правильного Codex prompt</text:h>
      <text:p text:style-name="P134"><text:span text:style-name="Source_20_Text">Task:</text:span></text:p>
      <text:p text:style-name="P134"><text:span text:style-name="Source_20_Text">Implement Gold earning actions and daily claim logic.</text:span></text:p>
      <text:p text:style-name="P134"/>
      <text:p text:style-name="P134"><text:span text:style-name="Source_20_Text">Constraints:</text:span></text:p>
      <text:p text:style-name="P134"><text:span text:style-name="Source_20_Text">- Follow SSOT v1.0, Stage 4 (Gold Economy, Daily Claim, Reward Engine)</text:span></text:p>
      <text:p text:style-name="P134"><text:span text:style-name="Source_20_Text">- Gold NFT grants access and boosts, not ownership</text:span></text:p>
      <text:p text:style-name="P134"><text:span text:style-name="Source_20_Text">- Gold Points are off-chain only</text:span></text:p>
      <text:p text:style-name="P134"><text:span text:style-name="Source_20_Text">- Use RewardTicket system for NFT drops</text:span></text:p>
      <text:p text:style-name="P134"/>
      <text:p text:style-name="P134"><text:span text:style-name="Source_20_Text">Do not:</text:span></text:p>
      <text:p text:style-name="P134"><text:span text:style-name="Source_20_Text">- Mint NFTs automatically</text:span></text:p>
      <text:p text:style-name="P134"><text:span text:style-name="Source_20_Text">- Introduce new reward types</text:span></text:p>
      <text:p text:style-name="P134"><text:span text:style-name="Source_20_Text">- Add new roles or currencies</text:span></text:p>
      <text:p text:style-name="P22"/>
      <text:h text:style-name="P20" text:outline-level="2">IV. GOVERNANCE: як оновлюється SSOT</text:h>
      <text:h text:style-name="P23" text:outline-level="3">1) Версіонування</text:h>
      <text:list text:style-name="L131">
        <text:list-item>
          <text:p text:style-name="P137">Поточна версія: <text:span text:style-name="Strong_20_Emphasis">SSOT v1.0</text:span></text:p>
        </text:list-item>
        <text:list-item>
          <text:p text:style-name="P137">Усі зміни → <text:span text:style-name="Source_20_Text">v1.1</text:span>, <text:span text:style-name="Source_20_Text">v1.2</text:span>, etc.</text:p>
        </text:list-item>
      </text:list>
      <text:h text:style-name="P23" text:outline-level="3">2) Процес змін</text:h>
      <text:list text:style-name="L132">
        <text:list-item>
          <text:p text:style-name="P138">Пропозиція зміни (що і чому)</text:p>
        </text:list-item>
        <text:list-item>
          <text:p text:style-name="P138">Обговорення</text:p>
        </text:list-item>
        <text:list-item>
          <text:p text:style-name="P138">Апдейт SSOT</text:p>
        </text:list-item>
        <text:list-item>
          <text:p text:style-name="P138">ТІЛЬКИ ПОТІМ — код / дизайн</text:p>
        </text:list-item>
      </text:list>
      <text:h text:style-name="P23" text:outline-level="3">3) Золоте правило</text:h>
      <text:p text:style-name="P21"><text:span text:style-name="Strong_20_Emphasis">Код не є джерелом правди.<text:line-break/>SSOT — джерело правди.</text:span></text:p>
      <text:p text:style-name="P2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14:39:46.718675432</meta:creation-date>
    <dc:date>2025-12-23T14:56:17.077900076</dc:date>
    <meta:editing-duration>PT5M54S</meta:editing-duration>
    <meta:editing-cycles>1</meta:editing-cycles>
    <meta:document-statistic meta:table-count="0" meta:image-count="0" meta:object-count="0" meta:page-count="33" meta:paragraph-count="891" meta:word-count="4992" meta:character-count="32069" meta:non-whitespace-character-count="28471"/>
    <meta:generator>LibreOffice/25.8.4.2$Linux_X86_64 LibreOffice_project/0366609b1de41a39e1896ae41e33c673f2a73802</meta:generator>
  </office:meta>
</office:document-meta>
</file>